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.97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5.59mm"/>
    </style:style>
    <style:style style:name="co26" style:family="table-column">
      <style:table-column-properties fo:break-before="auto" style:column-width="23.76mm"/>
    </style:style>
    <style:style style:name="co28" style:family="table-column">
      <style:table-column-properties fo:break-before="auto" style:column-width="6.88mm"/>
    </style:style>
    <style:style style:name="co33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5.13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23.5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1.87mm"/>
    </style:style>
    <style:style style:name="co15" style:family="table-column">
      <style:table-column-properties fo:break-before="auto" style:column-width="28.4mm"/>
    </style:style>
    <style:style style:name="co16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39.3mm"/>
    </style:style>
    <style:style style:name="co18" style:family="table-column">
      <style:table-column-properties fo:break-before="auto" style:column-width="31.49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30.85mm"/>
    </style:style>
    <style:style style:name="co21" style:family="table-column">
      <style:table-column-properties fo:break-before="auto" style:column-width="26.76mm"/>
    </style:style>
    <style:style style:name="co22" style:family="table-column">
      <style:table-column-properties fo:break-before="auto" style:column-width="17.52mm"/>
    </style:style>
    <style:style style:name="co27" style:family="table-column">
      <style:table-column-properties fo:break-before="auto" style:column-width="22.4mm"/>
    </style:style>
    <style:style style:name="co29" style:family="table-column">
      <style:table-column-properties fo:break-before="auto" style:column-width="14.23mm"/>
    </style:style>
    <style:style style:name="co30" style:family="table-column">
      <style:table-column-properties fo:break-before="auto" style:column-width="12.33mm"/>
    </style:style>
    <style:style style:name="co31" style:family="table-column">
      <style:table-column-properties fo:break-before="auto" style:column-width="27.59mm"/>
    </style:style>
    <style:style style:name="co32" style:family="table-column">
      <style:table-column-properties fo:break-before="auto" style:column-width="22.95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26.72mm"/>
    </style:style>
    <style:style style:name="co36" style:family="table-column">
      <style:table-column-properties fo:break-before="auto" style:column-width="14.15mm"/>
    </style:style>
    <style:style style:name="co37" style:family="table-column">
      <style:table-column-properties fo:break-before="auto" style:column-width="27.22mm"/>
    </style:style>
    <style:style style:name="co38" style:family="table-column">
      <style:table-column-properties fo:break-before="auto" style:column-width="8.78mm"/>
    </style:style>
    <style:style style:name="co39" style:family="table-column">
      <style:table-column-properties fo:break-before="auto" style:column-width="13.07mm"/>
    </style:style>
    <style:style style:name="co40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orm_20_responses_20_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99"/>
      <style:text-properties style:text-position=""/>
    </style:style>
    <style:style style:name="ce13" style:family="table-cell" style:parent-style-name="Default">
      <style:table-cell-properties fo:wrap-option="wrap"/>
      <style:text-properties style:text-outline="false" style:text-position="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position="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99" fo:wrap-option="wrap"/>
      <style:text-properties style:text-outline="false" style:text-position="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ext-properties style:text-position=""/>
    </style:style>
    <style:style style:name="ce21" style:family="table-cell" style:parent-style-name="Default">
      <style:text-properties style:text-outline="false" style:text-position="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 style:data-style-name="N125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ackground-color="#ff99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99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font-name="Arial" style:font-name-asian="Arial" style:font-name-complex="DejaVu Sans"/>
    </style:style>
    <style:style style:name="ce24" style:family="table-cell" style:parent-style-name="Default">
      <style:table-cell-properties fo:wrap-option="wrap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9999" fo:wrap-option="wrap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1"/>
    <style:style style:name="ce28" style:family="table-cell" style:parent-style-name="Default">
      <style:table-cell-properties fo:background-color="#ff6666" fo:wrap-option="wrap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666" style:text-align-source="fix" style:repeat-content="false" fo:wrap-option="wrap"/>
      <style:paragraph-properties fo:text-align="end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33333" style:text-outline="false" style:font-name="Droid Sans" fo:font-size="5.55000019073486pt" fo:language="none" fo:country="none" fo:text-shadow="none" style:text-underline-mode="continuous" style:text-overline-mode="continuous" style:text-line-through-mode="continuous" style:font-name-asian="Droid Sans" style:font-size-asian="5.55000019073486pt" style:language-asian="none" style:country-asian="none" style:font-name-complex="Droid Sans" style:font-size-complex="5.55000019073486pt" style:language-complex="none" style:country-complex="none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l" table:style-name="ta3" table:print="false">
        <office:forms form:automatic-focus="false" form:apply-design-mode="false"/>
        <table:shapes>
          <draw:frame draw:z-index="0" draw:style-name="gr1" draw:text-style-name="P1" svg:width="160.22mm" svg:height="89.96mm" svg:x="88.71mm" svg:y="5507.56m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ce8"/>
        <table:table-column table:style-name="co10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1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number-columns-repeated="200" table:default-cell-style-name="Default"/>
        <table:table-column table:style-name="co11" table:number-columns-repeated="802" table:default-cell-style-name="Default"/>
        <table:table-row table:style-name="ro1">
          <table:table-cell/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Submission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E/WM</text:p>
          </table:table-cell>
          <table:table-cell office:value-type="string" calcext:value-type="string">
            <text:p>GTK Theme</text:p>
          </table:table-cell>
          <table:table-cell office:value-type="string" calcext:value-type="string">
            <text:p>Icons</text:p>
          </table:table-cell>
          <table:table-cell office:value-type="string" calcext:value-type="string">
            <text:p>Do you use conky?</text:p>
          </table:table-cell>
          <table:table-cell office:value-type="string" calcext:value-type="string">
            <text:p>SYT</text:p>
          </table:table-cell>
          <table:table-cell table:style-name="ce12" office:value-type="string" calcext:value-type="string">
            <text:p>OSX env</text:p>
          </table:table-cell>
          <table:table-cell table:style-name="ce12" office:value-type="string" calcext:value-type="string">
            <text:p>Flavour</text:p>
          </table:table-cell>
          <table:table-cell table:style-name="ce12" office:value-type="string" calcext:value-type="string">
            <text:p>Launcher</text:p>
          </table:table-cell>
          <table:table-cell table:style-name="ce12" office:value-type="string" calcext:value-type="string">
            <text:p>Virtualise</text:p>
          </table:table-cell>
          <table:table-cell table:style-name="ce12" office:value-type="string" calcext:value-type="string">
            <text:p>How</text:p>
          </table:table-cell>
          <table:table-cell table:style-name="ce12" office:value-type="string" calcext:value-type="string">
            <text:p>Vdistro</text:p>
          </table:table-cell>
          <table:table-cell table:style-name="ce12" office:value-type="string" calcext:value-type="string">
            <text:p>VDE</text:p>
          </table:table-cell>
          <table:table-cell table:style-name="ce12" office:value-type="string" calcext:value-type="string">
            <text:p>BSD</text:p>
          </table:table-cell>
          <table:table-cell table:style-name="ce12" office:value-type="string" calcext:value-type="string">
            <text:p>BSD DE</text:p>
          </table:table-cell>
          <table:table-cell table:style-name="ce12" office:value-type="string" calcext:value-type="string">
            <text:p>BSD Icons</text:p>
          </table:table-cell>
          <table:table-cell table:style-name="ce12" office:value-type="string" calcext:value-type="string">
            <text:p>WinKDE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0:10:08" calcext:value-type="date">
            <text:p>5/7/2014 0:10:0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obli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16:13" calcext:value-type="date">
            <text:p>5/7/2014 0:16:1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17:20" calcext:value-type="date">
            <text:p>5/7/2014 0:17:20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27:30" calcext:value-type="date">
            <text:p>5/7/2014 0:27:30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0:28:12" calcext:value-type="date">
            <text:p>5/7/2014 0:28:1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MAT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29:43" calcext:value-type="date">
            <text:p>5/7/2014 0:29:4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0:19" calcext:value-type="date">
            <text:p>5/7/2014 0:30:1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1:56" calcext:value-type="date">
            <text:p>5/7/2014 0:31:5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2:00" calcext:value-type="date">
            <text:p>5/7/2014 0:32: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3:58" calcext:value-type="date">
            <text:p>5/7/2014 0:33:5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5:42" calcext:value-type="date">
            <text:p>5/7/2014 0:35:4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41:25" calcext:value-type="date">
            <text:p>5/7/2014 0:41:25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45:34" calcext:value-type="date">
            <text:p>5/7/2014 0:45:3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46:10" calcext:value-type="date">
            <text:p>5/7/2014 0:46:10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0:16" calcext:value-type="date">
            <text:p>5/7/2014 0:50:1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1:09" calcext:value-type="date">
            <text:p>5/7/2014 0:51:0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3:51" calcext:value-type="date">
            <text:p>5/7/2014 0:53:5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6:20.000002" calcext:value-type="date">
            <text:p>5/7/2014 0:56:20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9:18" calcext:value-type="date">
            <text:p>5/7/2014 0:59: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int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03:38.999999" calcext:value-type="date">
            <text:p>5/7/2014 1:03:3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onkyVision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05:15.999992" calcext:value-type="date">
            <text:p>5/7/2014 1:05:1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21:39.999992" calcext:value-type="date">
            <text:p>5/7/2014 1:21:40</text:p>
          </table:table-cell>
          <table:table-cell table:style-name="ce17"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24:56" calcext:value-type="date">
            <text:p>5/7/2014 1:24:5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29:55" calcext:value-type="date">
            <text:p>5/7/2014 1:29:5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AT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30:57" calcext:value-type="date">
            <text:p>5/7/2014 1:30:5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NixOS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Albatros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35:16" calcext:value-type="date">
            <text:p>5/7/2014 1:35:1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37:28" calcext:value-type="date">
            <text:p>5/7/2014 1:37:2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39:47" calcext:value-type="date">
            <text:p>5/7/2014 1:39:4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40:46" calcext:value-type="date">
            <text:p>5/7/2014 1:40:4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45:26" calcext:value-type="date">
            <text:p>5/7/2014 1:45:2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xquartz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1:51:35" calcext:value-type="date">
            <text:p>5/7/2014 1:51:35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52:01" calcext:value-type="date">
            <text:p>5/7/2014 1:52:0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01:38" calcext:value-type="date">
            <text:p>5/7/2014 2:01:38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02:31" calcext:value-type="date">
            <text:p>5/7/2014 2:02:31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03:19" calcext:value-type="date">
            <text:p>5/7/2014 2:03:1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08:03.000002" calcext:value-type="date">
            <text:p>5/7/2014 2:08:0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14:24" calcext:value-type="date">
            <text:p>5/7/2014 2:14:2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17:18" calcext:value-type="date">
            <text:p>5/7/2014 2:17: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TheCircl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date" office:date-value="2014-05-07T02:20:21" calcext:value-type="date">
            <text:p>5/7/2014 2:20:21</text:p>
          </table:table-cell>
          <table:table-cell table:style-name="ce18" office:value-type="string" calcext:value-type="string">
            <text:p>bo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GNU/Linux</text:p>
          </table:table-cell>
          <table:table-cell table:style-name="ce18" office:value-type="string" calcext:value-type="string">
            <text:p>Ubuntu</text:p>
          </table:table-cell>
          <table:table-cell table:style-name="ce18" office:value-type="string" calcext:value-type="string">
            <text:p>XFCE/w9wm</text:p>
          </table:table-cell>
          <table:table-cell table:number-columns-repeated="2" table:style-name="ce1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style-name="ce22" table:number-columns-repeated="11"/>
          <table:table-cell table:number-columns-repeated="1002"/>
        </table:table-row>
        <table:table-row table:style-name="ro1">
          <table:table-cell/>
          <table:table-cell office:value-type="date" office:date-value="2014-05-07T02:23:46" calcext:value-type="date">
            <text:p>5/7/2014 2:23:4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25:26" calcext:value-type="date">
            <text:p>5/7/2014 2:25:2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27:32" calcext:value-type="date">
            <text:p>5/7/2014 2:27:32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29:37" calcext:value-type="date">
            <text:p>5/7/2014 2:29: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Delorea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36:49" calcext:value-type="date">
            <text:p>5/7/2014 2:36:4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38:50" calcext:value-type="date">
            <text:p>5/7/2014 2:38:50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10" office:value-type="date" office:date-value="2014-05-07T02:44:32" calcext:value-type="date">
            <text:p>5/7/2014 2:44:32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GNU/Linux</text:p>
          </table:table-cell>
          <table:table-cell table:style-name="ce7" office:value-type="string" calcext:value-type="string">
            <text:p>unknown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date" office:date-value="2014-05-07T02:44:35" calcext:value-type="date">
            <text:p>5/7/2014 2:44:3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45:50" calcext:value-type="date">
            <text:p>5/7/2014 2:45:5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46:27" calcext:value-type="date">
            <text:p>5/7/2014 2:46:2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2:47:00" calcext:value-type="date">
            <text:p>5/7/2014 2:47: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47:16" calcext:value-type="date">
            <text:p>5/7/2014 2:47:1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number-columns-repeated="2"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2:47:46" calcext:value-type="date">
            <text:p>5/7/2014 2:47:4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2:53:21" calcext:value-type="date">
            <text:p>5/7/2014 2:53:2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2:54:30" calcext:value-type="date">
            <text:p>5/7/2014 2:54:3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54:35" calcext:value-type="date">
            <text:p>5/7/2014 2:54:3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57:22" calcext:value-type="date">
            <text:p>5/7/2014 2:57:2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59:24" calcext:value-type="date">
            <text:p>5/7/2014 2:59:2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Ecru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05:38.999999" calcext:value-type="date">
            <text:p>5/7/2014 3:05:3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12:28" calcext:value-type="date">
            <text:p>5/7/2014 3:12:2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12:39" calcext:value-type="date">
            <text:p>5/7/2014 3:12: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14:16" calcext:value-type="date">
            <text:p>5/7/2014 3:14:1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0:26" calcext:value-type="date">
            <text:p>5/7/2014 3:20:2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0:30" calcext:value-type="date">
            <text:p>5/7/2014 3:20:30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2:05" calcext:value-type="date">
            <text:p>5/7/2014 3:22:0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CyanogenMod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Debian</text:p>
          </table:table-cell>
          <table:table-cell table:style-name="ce12" office:value-type="string" calcext:value-type="string">
            <text:p>LXDE</text:p>
          </table:table-cell>
          <table:table-cell table:number-columns-repeated="2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3:22:31" calcext:value-type="date">
            <text:p>5/7/2014 3:22:3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6:55" calcext:value-type="date">
            <text:p>5/7/2014 3:26:5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7:58" calcext:value-type="date">
            <text:p>5/7/2014 3:27:5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mpas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34:37" calcext:value-type="date">
            <text:p>5/7/2014 3:34: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1:59" calcext:value-type="date">
            <text:p>5/7/2014 3:41:5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2:34" calcext:value-type="date">
            <text:p>5/7/2014 3:42:3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3:14" calcext:value-type="date">
            <text:p>5/7/2014 3:43:1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4:17" calcext:value-type="date">
            <text:p>5/7/2014 3:44:1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4:49" calcext:value-type="date">
            <text:p>5/7/2014 3:44:4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8:19" calcext:value-type="date">
            <text:p>5/7/2014 3:48:19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tmux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3:55:16" calcext:value-type="date">
            <text:p>5/7/2014 3:55:1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3:55:18" calcext:value-type="date">
            <text:p>5/7/2014 3:55:1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evil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55:20" calcext:value-type="date">
            <text:p>5/7/2014 3:55:2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03:56:01" calcext:value-type="date">
            <text:p>5/7/2014 3:56:01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57:34" calcext:value-type="date">
            <text:p>5/7/2014 3:57:3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59:24" calcext:value-type="date">
            <text:p>5/7/2014 3:59:2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01:03" calcext:value-type="date">
            <text:p>5/7/2014 4:01:0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04:18" calcext:value-type="date">
            <text:p>5/7/2014 4:04:1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05:20" calcext:value-type="date">
            <text:p>5/7/2014 4:05:2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Mint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06:05" calcext:value-type="date">
            <text:p>5/7/2014 4:06:05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3bar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12:20" calcext:value-type="date">
            <text:p>5/7/2014 4:12:2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14:45" calcext:value-type="date">
            <text:p>5/7/2014 4:14:4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4:17:34" calcext:value-type="date">
            <text:p>5/7/2014 4:17:34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17:43" calcext:value-type="date">
            <text:p>5/7/2014 4:17:4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17:52" calcext:value-type="date">
            <text:p>5/7/2014 4:17:5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1:33" calcext:value-type="date">
            <text:p>5/7/2014 4:21:3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2:37" calcext:value-type="date">
            <text:p>5/7/2014 4:22:3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5:38" calcext:value-type="date">
            <text:p>5/7/2014 4:25:3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5:54" calcext:value-type="date">
            <text:p>5/7/2014 4:25:54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8:47" calcext:value-type="date">
            <text:p>5/7/2014 4:28:4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9:00" calcext:value-type="date">
            <text:p>5/7/2014 4:29: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ov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9:50" calcext:value-type="date">
            <text:p>5/7/2014 4:29:5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0:12" calcext:value-type="date">
            <text:p>5/7/2014 4:30:1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0:49" calcext:value-type="date">
            <text:p>5/7/2014 4:30:4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1:30.999999" calcext:value-type="date">
            <text:p>5/7/2014 4:31:3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Adwait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1:35" calcext:value-type="date">
            <text:p>5/7/2014 4:31:3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4:47" calcext:value-type="date">
            <text:p>5/7/2014 4:34:4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6:28" calcext:value-type="date">
            <text:p>5/7/2014 4:36:2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8:49.999999" calcext:value-type="date">
            <text:p>5/7/2014 4:38:5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0:46" calcext:value-type="date">
            <text:p>5/7/2014 4:40:4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2:36" calcext:value-type="date">
            <text:p>5/7/2014 4:42:3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4:35" calcext:value-type="date">
            <text:p>5/7/2014 4:44:3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5:26" calcext:value-type="date">
            <text:p>5/7/2014 4:45:2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6:15" calcext:value-type="date">
            <text:p>5/7/2014 4:46:1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9:11" calcext:value-type="date">
            <text:p>5/7/2014 4:49:1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52:05" calcext:value-type="date">
            <text:p>5/7/2014 4:52:0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awesom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7T04:52:58" calcext:value-type="date">
            <text:p>5/7/2014 4:52:5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4:53:52" calcext:value-type="date">
            <text:p>5/7/2014 4:53:52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59:45" calcext:value-type="date">
            <text:p>5/7/2014 4:59:4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03:06" calcext:value-type="date">
            <text:p>5/7/2014 5:03:0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10" office:value-type="date" office:date-value="2014-05-07T05:03:22" calcext:value-type="date">
            <text:p>5/7/2014 5:03:22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GNU/Linux</text:p>
          </table:table-cell>
          <table:table-cell table:style-name="ce7" office:value-type="string" calcext:value-type="string">
            <text:p>unknown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date" office:date-value="2014-05-07T05:03:30" calcext:value-type="date">
            <text:p>5/7/2014 5:03:30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03:36" calcext:value-type="date">
            <text:p>5/7/2014 5:03:3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05:05" calcext:value-type="date">
            <text:p>5/7/2014 5:05:0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06:54" calcext:value-type="date">
            <text:p>5/7/2014 5:06:5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3:41" calcext:value-type="date">
            <text:p>5/7/2014 5:13:41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5:30" calcext:value-type="date">
            <text:p>5/7/2014 5:15:3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8:09" calcext:value-type="date">
            <text:p>5/7/2014 5:18:0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Anycoloryoulik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9:37" calcext:value-type="date">
            <text:p>5/7/2014 5:19:3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9:47" calcext:value-type="date">
            <text:p>5/7/2014 5:19:47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itru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0:02" calcext:value-type="date">
            <text:p>5/7/2014 5:20:02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1:30" calcext:value-type="date">
            <text:p>5/7/2014 5:21:30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1:37" calcext:value-type="date">
            <text:p>5/7/2014 5:21:3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2:04" calcext:value-type="date">
            <text:p>5/7/2014 5:22:04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10" office:value-type="date" office:date-value="2014-05-07T05:24:57.000004" calcext:value-type="date">
            <text:p>5/7/2014 5:24:57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GNU/Linux</text:p>
          </table:table-cell>
          <table:table-cell table:style-name="ce7" office:value-type="string" calcext:value-type="string">
            <text:p>unknown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date" office:date-value="2014-05-07T05:26:35" calcext:value-type="date">
            <text:p>5/7/2014 5:26:3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6:38" calcext:value-type="date">
            <text:p>5/7/2014 5:26:3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fluxbox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7T05:26:56" calcext:value-type="date">
            <text:p>5/7/2014 5:26: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5:27:01.000004" calcext:value-type="date">
            <text:p>5/7/2014 5:27:0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Fleche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7:48" calcext:value-type="date">
            <text:p>5/7/2014 5:27:4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30:48" calcext:value-type="date">
            <text:p>5/7/2014 5:30:4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33:25.000002" calcext:value-type="date">
            <text:p>5/7/2014 5:33:25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34:32" calcext:value-type="date">
            <text:p>5/7/2014 5:34:3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37:25" calcext:value-type="date">
            <text:p>5/7/2014 5:37:2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38:50" calcext:value-type="date">
            <text:p>5/7/2014 5:38:5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0:15" calcext:value-type="date">
            <text:p>5/7/2014 5:40: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harmattan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1:04" calcext:value-type="date">
            <text:p>5/7/2014 5:41:0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1:54" calcext:value-type="date">
            <text:p>5/7/2014 5:41:5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2:32" calcext:value-type="date">
            <text:p>5/7/2014 5:42:3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2:37" calcext:value-type="date">
            <text:p>5/7/2014 5:42:37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3:10" calcext:value-type="date">
            <text:p>5/7/2014 5:43:10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4:16" calcext:value-type="date">
            <text:p>5/7/2014 5:44:1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5:03" calcext:value-type="date">
            <text:p>5/7/2014 5:45:0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5:58" calcext:value-type="date">
            <text:p>5/7/2014 5:45:5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9:58" calcext:value-type="date">
            <text:p>5/7/2014 5:49:5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0:16" calcext:value-type="date">
            <text:p>5/7/2014 5:50:1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51:30" calcext:value-type="date">
            <text:p>5/7/2014 5:51:3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2:06" calcext:value-type="date">
            <text:p>5/7/2014 5:52:0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2:42" calcext:value-type="date">
            <text:p>5/7/2014 5:52:4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5:52:49" calcext:value-type="date">
            <text:p>5/7/2014 5:52:4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53:49.000004" calcext:value-type="date">
            <text:p>5/7/2014 5:53:4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6:19.000002" calcext:value-type="date">
            <text:p>5/7/2014 5:56:1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Solarize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6:34" calcext:value-type="date">
            <text:p>5/7/2014 5:56:3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KupoFinale</text:p>
          </table:table-cell>
          <table:table-cell office:value-type="string" calcext:value-type="string">
            <text:p>smokiko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7:03" calcext:value-type="date">
            <text:p>5/7/2014 5:57:0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7:43" calcext:value-type="date">
            <text:p>5/7/2014 5:57:4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8:10" calcext:value-type="date">
            <text:p>5/7/2014 5:58:1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58:22" calcext:value-type="date">
            <text:p>5/7/2014 5:58:2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9:21" calcext:value-type="date">
            <text:p>5/7/2014 5:59:2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1:36" calcext:value-type="date">
            <text:p>5/7/2014 6:01:36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style-name="ce12" office:value-type="string" calcext:value-type="string">
            <text:p>GoogleNow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6:03:38" calcext:value-type="date">
            <text:p>5/7/2014 6:03:38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4:13" calcext:value-type="date">
            <text:p>5/7/2014 6:04:1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4:33" calcext:value-type="date">
            <text:p>5/7/2014 6:04:3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7:51" calcext:value-type="date">
            <text:p>5/7/2014 6:07:5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8:32" calcext:value-type="date">
            <text:p>5/7/2014 6:08:3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9:34" calcext:value-type="date">
            <text:p>5/7/2014 6:09:3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0:12" calcext:value-type="date">
            <text:p>5/7/2014 6:10:1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3:48" calcext:value-type="date">
            <text:p>5/7/2014 6:13: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4:52" calcext:value-type="date">
            <text:p>5/7/2014 6:14:5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6:32" calcext:value-type="date">
            <text:p>5/7/2014 6:16:3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6:51" calcext:value-type="date">
            <text:p>5/7/2014 6:16:5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7:54" calcext:value-type="date">
            <text:p>5/7/2014 6:17:5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22:02" calcext:value-type="date">
            <text:p>5/7/2014 6:22:0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cyl</text:p>
          </table:table-cell>
          <table:table-cell office:value-type="string" calcext:value-type="string">
            <text:p>mickeypy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25:47" calcext:value-type="date">
            <text:p>5/7/2014 6:25:4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25:58" calcext:value-type="date">
            <text:p>5/7/2014 6:25:5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6:31:30.999999" calcext:value-type="date">
            <text:p>5/7/2014 6:31:3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6:32:24" calcext:value-type="date">
            <text:p>5/7/2014 6:32:2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3:48" calcext:value-type="date">
            <text:p>5/7/2014 6:33:4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4:00" calcext:value-type="date">
            <text:p>5/7/2014 6:34: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4:08" calcext:value-type="date">
            <text:p>5/7/2014 6:34:0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4:22.999999" calcext:value-type="date">
            <text:p>5/7/2014 6:34:2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4:56" calcext:value-type="date">
            <text:p>5/7/2014 6:34:56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5:53" calcext:value-type="date">
            <text:p>5/7/2014 6:35:5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6:52" calcext:value-type="date">
            <text:p>5/7/2014 6:36:5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6:37:30" calcext:value-type="date">
            <text:p>5/7/2014 6:37:30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Boje 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9:03" calcext:value-type="date">
            <text:p>5/7/2014 6:39:0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LX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9:46" calcext:value-type="date">
            <text:p>5/7/2014 6:39:4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2:35" calcext:value-type="date">
            <text:p>5/7/2014 6:42:3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4:14" calcext:value-type="date">
            <text:p>5/7/2014 6:44:14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ustom</text:p>
          </table:table-cell>
          <table:table-cell table:style-name="ce17" office:value-type="string" calcext:value-type="string">
            <text:p>AnyColorYouLik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4:50" calcext:value-type="date">
            <text:p>5/7/2014 6:44:5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NO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6:45" calcext:value-type="date">
            <text:p>5/7/2014 6:46:4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2b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8:07" calcext:value-type="date">
            <text:p>5/7/2014 6:48:07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2bwm</text:p>
          </table:table-cell>
          <table:table-cell office:value-type="string" calcext:value-type="string">
            <text:p>royalt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9:01" calcext:value-type="date">
            <text:p>5/7/2014 6:49:0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9:58" calcext:value-type="date">
            <text:p>5/7/2014 6:49:5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0:11" calcext:value-type="date">
            <text:p>5/7/2014 6:50:1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krell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0:26" calcext:value-type="date">
            <text:p>5/7/2014 6:50:2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1:01" calcext:value-type="date">
            <text:p>5/7/2014 6:51:0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1:01" calcext:value-type="date">
            <text:p>5/7/2014 6:51:0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1:14" calcext:value-type="date">
            <text:p>5/7/2014 6:51:1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3statu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10" office:value-type="date" office:date-value="2014-05-07T06:51:30" calcext:value-type="date">
            <text:p>5/7/2014 6:51:3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GNU/Linux</text:p>
          </table:table-cell>
          <table:table-cell table:style-name="ce7" office:value-type="string" calcext:value-type="string">
            <text:p>unknown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date" office:date-value="2014-05-07T06:52:13" calcext:value-type="date">
            <text:p>5/7/2014 6:52:1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5:51" calcext:value-type="date">
            <text:p>5/7/2014 6:55:5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LXDE</text:p>
          </table:table-cell>
          <table:table-cell office:value-type="string" calcext:value-type="string">
            <text:p>Blubuntu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5:55" calcext:value-type="date">
            <text:p>5/7/2014 6:55:5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8:26" calcext:value-type="date">
            <text:p>5/7/2014 6:58:2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ark_S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9:52" calcext:value-type="date">
            <text:p>5/7/2014 6:59:52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10" office:value-type="date" office:date-value="2014-05-07T07:00:44" calcext:value-type="date">
            <text:p>5/7/2014 7:00:44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GNU/Linux</text:p>
          </table:table-cell>
          <table:table-cell table:style-name="ce7" office:value-type="string" calcext:value-type="string">
            <text:p>unknown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date" office:date-value="2014-05-07T07:00:46" calcext:value-type="date">
            <text:p>5/7/2014 7:00:4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0:49" calcext:value-type="date">
            <text:p>5/7/2014 7:00:4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1:36" calcext:value-type="date">
            <text:p>5/7/2014 7:01:3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2:57.999999" calcext:value-type="date">
            <text:p>5/7/2014 7:02:58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4:57" calcext:value-type="date">
            <text:p>5/7/2014 7:04:5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7:53" calcext:value-type="date">
            <text:p>5/7/2014 7:07:5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EquinoxEvolution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11:21" calcext:value-type="date">
            <text:p>5/7/2014 7:11:2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18:49" calcext:value-type="date">
            <text:p>5/7/2014 7:18:4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19:35" calcext:value-type="date">
            <text:p>5/7/2014 7:19:3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3:30" calcext:value-type="date">
            <text:p>5/7/2014 7:23:3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5:47" calcext:value-type="date">
            <text:p>5/7/2014 7:25:4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5:57" calcext:value-type="date">
            <text:p>5/7/2014 7:25:5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8:38.999999" calcext:value-type="date">
            <text:p>5/7/2014 7:28:3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7:28:40" calcext:value-type="date">
            <text:p>5/7/2014 7:28:40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9:24" calcext:value-type="date">
            <text:p>5/7/2014 7:29:24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0:19" calcext:value-type="date">
            <text:p>5/7/2014 7:30:1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uperti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1:17.999999" calcext:value-type="date">
            <text:p>5/7/2014 7:31: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3:12" calcext:value-type="date">
            <text:p>5/7/2014 7:33:1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crunch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3:26" calcext:value-type="date">
            <text:p>5/7/2014 7:33:2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Mok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3:46" calcext:value-type="date">
            <text:p>5/7/2014 7:33:4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6:57" calcext:value-type="date">
            <text:p>5/7/2014 7:36:5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7:58.999992" calcext:value-type="date">
            <text:p>5/7/2014 7:37:5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43:53" calcext:value-type="date">
            <text:p>5/7/2014 7:43:5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LXD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Humani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48:08" calcext:value-type="date">
            <text:p>5/7/2014 7:48:08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NetBSD</text:p>
          </table:table-cell>
          <table:table-cell table:style-name="ce12" office:value-type="string" calcext:value-type="string">
            <text:p>XFC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7T07:48:49.999999" calcext:value-type="date">
            <text:p>5/7/2014 7:48:5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0:09.999999" calcext:value-type="date">
            <text:p>5/7/2014 7:50:10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0:28.999999" calcext:value-type="date">
            <text:p>5/7/2014 7:50:2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ivaFlat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0:44.999999" calcext:value-type="date">
            <text:p>5/7/2014 7:50:45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1:06.999999" calcext:value-type="date">
            <text:p>5/7/2014 7:51:0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1:20" calcext:value-type="date">
            <text:p>5/7/2014 7:51:20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1:27" calcext:value-type="date">
            <text:p>5/7/2014 7:51:2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2:56" calcext:value-type="date">
            <text:p>5/7/2014 7:52:5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2b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7:32" calcext:value-type="date">
            <text:p>5/7/2014 7:57:3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00:47.000002" calcext:value-type="date">
            <text:p>5/7/2014 8:00:4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02:00" calcext:value-type="date">
            <text:p>5/7/2014 8:02: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08:38.000002" calcext:value-type="date">
            <text:p>5/7/2014 8:08:3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1:33.000004" calcext:value-type="date">
            <text:p>5/7/2014 8:11:3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13:22" calcext:value-type="date">
            <text:p>5/7/2014 8:13: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4:24" calcext:value-type="date">
            <text:p>5/7/2014 8:14:24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5:43" calcext:value-type="date">
            <text:p>5/7/2014 8:15:4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u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6:20" calcext:value-type="date">
            <text:p>5/7/2014 8:16:20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8:28" calcext:value-type="date">
            <text:p>5/7/2014 8:18:28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9:20" calcext:value-type="date">
            <text:p>5/7/2014 8:19:20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Phosphene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9:40" calcext:value-type="date">
            <text:p>5/7/2014 8:19:40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8:20:53" calcext:value-type="date">
            <text:p>5/7/2014 8:20:5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2:14" calcext:value-type="date">
            <text:p>5/7/2014 8:22:14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3:34" calcext:value-type="date">
            <text:p>5/7/2014 8:23:3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4:01.000008" calcext:value-type="date">
            <text:p>5/7/2014 8:24:0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4:02" calcext:value-type="date">
            <text:p>5/7/2014 8:24:0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6:27" calcext:value-type="date">
            <text:p>5/7/2014 8:26:2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6:41" calcext:value-type="date">
            <text:p>5/7/2014 8:26:4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7:16" calcext:value-type="date">
            <text:p>5/7/2014 8:27:16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7:21" calcext:value-type="date">
            <text:p>5/7/2014 8:27:2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8:29:16" calcext:value-type="date">
            <text:p>5/7/2014 8:29:1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8:31:02" calcext:value-type="date">
            <text:p>5/7/2014 8:31:0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X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08:32:23" calcext:value-type="date">
            <text:p>5/7/2014 8:32:2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mbia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32:35" calcext:value-type="date">
            <text:p>5/7/2014 8:32:3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33:08" calcext:value-type="date">
            <text:p>5/7/2014 8:33:0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38:16" calcext:value-type="date">
            <text:p>5/7/2014 8:38:1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Notion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39:04.000002" calcext:value-type="date">
            <text:p>5/7/2014 8:39:0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39:37" calcext:value-type="date">
            <text:p>5/7/2014 8:39:3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number-columns-repeated="2"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8:39:58" calcext:value-type="date">
            <text:p>5/7/2014 8:39:58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Uncomplicate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0:07" calcext:value-type="date">
            <text:p>5/7/2014 8:40:0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1:03" calcext:value-type="date">
            <text:p>5/7/2014 8:41:0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DO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08:41:29" calcext:value-type="date">
            <text:p>5/7/2014 8:41:2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1:33" calcext:value-type="date">
            <text:p>5/7/2014 8:41:3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42:29" calcext:value-type="date">
            <text:p>5/7/2014 8:42:2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2:43" calcext:value-type="date">
            <text:p>5/7/2014 8:42:4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CyanogenMod</text:p>
          </table:table-cell>
          <table:table-cell table:style-name="ce12" office:value-type="string" calcext:value-type="string">
            <text:p>LauncherPro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x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8:43:08" calcext:value-type="date">
            <text:p>5/7/2014 8:43:0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43:08" calcext:value-type="date">
            <text:p>5/7/2014 8:43:08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4:11" calcext:value-type="date">
            <text:p>5/7/2014 8:44:1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51:50" calcext:value-type="date">
            <text:p>5/7/2014 8:51:50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53:05" calcext:value-type="date">
            <text:p>5/7/2014 8:53:0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55:49" calcext:value-type="date">
            <text:p>5/7/2014 8:55:4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58:13" calcext:value-type="date">
            <text:p>5/7/2014 8:58:1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58:48" calcext:value-type="date">
            <text:p>5/7/2014 8:58: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9:01:40" calcext:value-type="date">
            <text:p>5/7/2014 9:01:4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tolm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2:21" calcext:value-type="date">
            <text:p>5/7/2014 9:02:2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6:31" calcext:value-type="date">
            <text:p>5/7/2014 9:06:3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6:59" calcext:value-type="date">
            <text:p>5/7/2014 9:06:5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Oxyge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7:11" calcext:value-type="date">
            <text:p>5/7/2014 9:07:1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7:37" calcext:value-type="date">
            <text:p>5/7/2014 9:07:3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ACY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8:16" calcext:value-type="date">
            <text:p>5/7/2014 9:08:1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hakra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9:38" calcext:value-type="date">
            <text:p>5/7/2014 9:09:3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style-name="ce12" office:value-type="string" calcext:value-type="string">
            <text:p>Holo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Morena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9:10:33" calcext:value-type="date">
            <text:p>5/7/2014 9:10: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11:57" calcext:value-type="date">
            <text:p>5/7/2014 9:11:5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12:07" calcext:value-type="date">
            <text:p>5/7/2014 9:12:0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16:23" calcext:value-type="date">
            <text:p>5/7/2014 9:16:2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18:03" calcext:value-type="date">
            <text:p>5/7/2014 9:18:0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/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0:25" calcext:value-type="date">
            <text:p>5/7/2014 9:20:2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untoo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xyge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1:29" calcext:value-type="date">
            <text:p>5/7/2014 9:21:2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3:08" calcext:value-type="date">
            <text:p>5/7/2014 9:23:08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XRed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3:52" calcext:value-type="date">
            <text:p>5/7/2014 9:23:5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4:31" calcext:value-type="date">
            <text:p>5/7/2014 9:24:3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6:29" calcext:value-type="date">
            <text:p>5/7/2014 9:26:2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6:38" calcext:value-type="date">
            <text:p>5/7/2014 9:26:3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euver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7:00" calcext:value-type="date">
            <text:p>5/7/2014 9:27:00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7:25" calcext:value-type="date">
            <text:p>5/7/2014 9:27:2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9:32" calcext:value-type="date">
            <text:p>5/7/2014 9:29:32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0:54" calcext:value-type="date">
            <text:p>5/7/2014 9:30:5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2:44" calcext:value-type="date">
            <text:p>5/7/2014 9:32:4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omp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3:17" calcext:value-type="date">
            <text:p>5/7/2014 9:33:1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5:48" calcext:value-type="date">
            <text:p>5/7/2014 9:35:4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9:47" calcext:value-type="date">
            <text:p>5/7/2014 9:39:4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0:35" calcext:value-type="date">
            <text:p>5/7/2014 9:40:3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mf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3:05" calcext:value-type="date">
            <text:p>5/7/2014 9:43:0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4:57" calcext:value-type="date">
            <text:p>5/7/2014 9:44:5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inx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4:54" calcext:value-type="date">
            <text:p>5/7/2014 9:44:5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5:25" calcext:value-type="date">
            <text:p>5/7/2014 9:45:25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SivaFlat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7:57" calcext:value-type="date">
            <text:p>5/7/2014 9:47:5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tmux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9:50:17" calcext:value-type="date">
            <text:p>5/7/2014 9:50:1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1:52" calcext:value-type="date">
            <text:p>5/7/2014 9:51:5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5:27" calcext:value-type="date">
            <text:p>5/7/2014 9:55:2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5:32" calcext:value-type="date">
            <text:p>5/7/2014 9:55:3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6:25" calcext:value-type="date">
            <text:p>5/7/2014 9:56: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09:56:33" calcext:value-type="date">
            <text:p>5/7/2014 9:56:3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8:06" calcext:value-type="date">
            <text:p>5/7/2014 9:58:0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9:17" calcext:value-type="date">
            <text:p>5/7/2014 9:59:1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1:00" calcext:value-type="date">
            <text:p>5/7/2014 10:01:00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1:38" calcext:value-type="date">
            <text:p>5/7/2014 10:01:38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MAT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2:28.999999" calcext:value-type="date">
            <text:p>5/7/2014 10:02:2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6:38.999999" calcext:value-type="date">
            <text:p>5/7/2014 10:06:3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7:59" calcext:value-type="date">
            <text:p>5/7/2014 10:07:5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0:29" calcext:value-type="date">
            <text:p>5/7/2014 10:10:2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0:40" calcext:value-type="date">
            <text:p>5/7/2014 10:10:40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1:51" calcext:value-type="date">
            <text:p>5/7/2014 10:11:5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4:05" calcext:value-type="date">
            <text:p>5/7/2014 10:14:05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5:09" calcext:value-type="date">
            <text:p>5/7/2014 10:15:0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5:20" calcext:value-type="date">
            <text:p>5/7/2014 10:15:2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10:19:56" calcext:value-type="date">
            <text:p>5/7/2014 10:19:5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0:49" calcext:value-type="date">
            <text:p>5/7/2014 10:20:4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1:58.999992" calcext:value-type="date">
            <text:p>5/7/2014 10:21:5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4:36" calcext:value-type="date">
            <text:p>5/7/2014 10:24:3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5:52" calcext:value-type="date">
            <text:p>5/7/2014 10:25:52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 Circl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7:08" calcext:value-type="date">
            <text:p>5/7/2014 10:27:0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7:40" calcext:value-type="date">
            <text:p>5/7/2014 10:27:40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0:30:15" calcext:value-type="date">
            <text:p>5/7/2014 10:30:1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CyanogenMod</text:p>
          </table:table-cell>
          <table:table-cell table:style-name="ce12" office:value-type="string" calcext:value-type="string">
            <text:p>Buzz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Droidicon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10:31:03" calcext:value-type="date">
            <text:p>5/7/2014 10:31:0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0:35:25" calcext:value-type="date">
            <text:p>5/7/2014 10:35:2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35:49.999999" calcext:value-type="date">
            <text:p>5/7/2014 10:35:5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rchSimple</text:p>
          </table:table-cell>
          <table:table-cell office:value-type="string" calcext:value-type="string">
            <text:p>buuf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36:16" calcext:value-type="date">
            <text:p>5/7/2014 10:36:1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36:52" calcext:value-type="date">
            <text:p>5/7/2014 10:36:5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40:02" calcext:value-type="date">
            <text:p>5/7/2014 10:40:02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40:14" calcext:value-type="date">
            <text:p>5/7/2014 10:40:14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style-name="ce12" office:value-type="string" calcext:value-type="string">
            <text:p>Nova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/>
          <table:table-cell table:number-columns-repeated="1003"/>
        </table:table-row>
        <table:table-row table:style-name="ro1">
          <table:table-cell/>
          <table:table-cell office:value-type="date" office:date-value="2014-05-07T10:45:54" calcext:value-type="date">
            <text:p>5/7/2014 10:45:5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45:54" calcext:value-type="date">
            <text:p>5/7/2014 10:45:5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47:52.999999" calcext:value-type="date">
            <text:p>5/7/2014 10:47:5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elementar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0:14" calcext:value-type="date">
            <text:p>5/7/2014 10:50:1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3:50" calcext:value-type="date">
            <text:p>5/7/2014 10:53:5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umix Circl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5:47" calcext:value-type="date">
            <text:p>5/7/2014 10:55:4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5:57" calcext:value-type="date">
            <text:p>5/7/2014 10:55:5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8:09" calcext:value-type="date">
            <text:p>5/7/2014 10:58:0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shellshap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8:50" calcext:value-type="date">
            <text:p>5/7/2014 10:58:50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handmade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8:57" calcext:value-type="date">
            <text:p>5/7/2014 10:58:5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9:30" calcext:value-type="date">
            <text:p>5/7/2014 10:59:3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0:50" calcext:value-type="date">
            <text:p>5/7/2014 11:00:50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2:51" calcext:value-type="date">
            <text:p>5/7/2014 11:02:51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3:17" calcext:value-type="date">
            <text:p>5/7/2014 11:03:1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4:56" calcext:value-type="date">
            <text:p>5/7/2014 11:04:5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7:12.000002" calcext:value-type="date">
            <text:p>5/7/2014 11:07:1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13:14" calcext:value-type="date">
            <text:p>5/7/2014 11:13:1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1:15:52" calcext:value-type="date">
            <text:p>5/7/2014 11:15:5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LMDE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16:55" calcext:value-type="date">
            <text:p>5/7/2014 11:16:5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3:21" calcext:value-type="date">
            <text:p>5/7/2014 11:23:2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shearwater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4:19.000002" calcext:value-type="date">
            <text:p>5/7/2014 11:24:1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4:31" calcext:value-type="date">
            <text:p>5/7/2014 11:24:3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6:39" calcext:value-type="date">
            <text:p>5/7/2014 11:26:3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7:29" calcext:value-type="date">
            <text:p>5/7/2014 11:27:2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LMD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Clearlooks</text:p>
          </table:table-cell>
          <table:table-cell office:value-type="string" calcext:value-type="string">
            <text:p>GnomeBr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8:08" calcext:value-type="date">
            <text:p>5/7/2014 11:28:0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OpenBSD</text:p>
          </table:table-cell>
          <table:table-cell table:style-name="ce12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7T11:28:16" calcext:value-type="date">
            <text:p>5/7/2014 11:28:1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10" office:value-type="date" office:date-value="2014-05-07T11:29:27" calcext:value-type="date">
            <text:p>5/7/2014 11:29:27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GNU/Linux</text:p>
          </table:table-cell>
          <table:table-cell table:style-name="ce7" office:value-type="string" calcext:value-type="string">
            <text:p>unknown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date" office:date-value="2014-05-07T11:30:22.000002" calcext:value-type="date">
            <text:p>5/7/2014 11:30:2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itru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35:37" calcext:value-type="date">
            <text:p>5/7/2014 11:35:3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37:01" calcext:value-type="date">
            <text:p>5/7/2014 11:37:0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spectr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39:13" calcext:value-type="date">
            <text:p>5/7/2014 11:39:1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2:50" calcext:value-type="date">
            <text:p>5/7/2014 11:42:50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8:22" calcext:value-type="date">
            <text:p>5/7/2014 11:48: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8:36" calcext:value-type="date">
            <text:p>5/7/2014 11:48:3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9:24" calcext:value-type="date">
            <text:p>5/7/2014 11:49:24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9:59" calcext:value-type="date">
            <text:p>5/7/2014 11:49:5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50:03" calcext:value-type="date">
            <text:p>5/7/2014 11:50:0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1:00" calcext:value-type="date">
            <text:p>5/7/2014 12:01:00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2:17" calcext:value-type="date">
            <text:p>5/7/2014 12:02:1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3:20" calcext:value-type="date">
            <text:p>5/7/2014 12:03:2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8:15" calcext:value-type="date">
            <text:p>5/7/2014 12:08:1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9:52" calcext:value-type="date">
            <text:p>5/7/2014 12:09:5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Mis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1:34" calcext:value-type="date">
            <text:p>5/7/2014 12:11:3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3:51" calcext:value-type="date">
            <text:p>5/7/2014 12:13:5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Custom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7:54" calcext:value-type="date">
            <text:p>5/7/2014 12:17:5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8:37" calcext:value-type="date">
            <text:p>5/7/2014 12:18:3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yne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9:34" calcext:value-type="date">
            <text:p>5/7/2014 12:19:3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0:22" calcext:value-type="date">
            <text:p>5/7/2014 12:20: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2:53" calcext:value-type="date">
            <text:p>5/7/2014 12:22:5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3:37" calcext:value-type="date">
            <text:p>5/7/2014 12:23: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5:59" calcext:value-type="date">
            <text:p>5/7/2014 12:25:5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9:06" calcext:value-type="date">
            <text:p>5/7/2014 12:29:0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2:31:01" calcext:value-type="date">
            <text:p>5/7/2014 12:31:0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learlooks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htop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32:17" calcext:value-type="date">
            <text:p>5/7/2014 12:32:1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32:40" calcext:value-type="date">
            <text:p>5/7/2014 12:32:40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2:32:40" calcext:value-type="date">
            <text:p>5/7/2014 12:32:4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LateAfternoo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32:52" calcext:value-type="date">
            <text:p>5/7/2014 12:32: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2:34:03" calcext:value-type="date">
            <text:p>5/7/2014 12:34:0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37:22.999999" calcext:value-type="date">
            <text:p>5/7/2014 12:37:2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LXDE</text:p>
          </table:table-cell>
          <table:table-cell office:value-type="string" calcext:value-type="string">
            <text:p>HighContra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41:55" calcext:value-type="date">
            <text:p>5/7/2014 12:41:5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Slateville</text:p>
          </table:table-cell>
          <table:table-cell office:value-type="string" calcext:value-type="string">
            <text:p>Area043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44:50" calcext:value-type="date">
            <text:p>5/7/2014 12:44:5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45:27" calcext:value-type="date">
            <text:p>5/7/2014 12:45:2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Bodhi</text:p>
          </table:table-cell>
          <table:table-cell office:value-type="string" calcext:value-type="string">
            <text:p>Enlightenment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48:28" calcext:value-type="date">
            <text:p>5/7/2014 12:48: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50:57.999999" calcext:value-type="date">
            <text:p>5/7/2014 12:50:5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54:29" calcext:value-type="date">
            <text:p>5/7/2014 12:54:2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/Openbox</text:p>
          </table:table-cell>
          <table:table-cell office:value-type="string" calcext:value-type="string">
            <text:p>Zoncolor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57:25" calcext:value-type="date">
            <text:p>5/7/2014 12:57:2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58:43" calcext:value-type="date">
            <text:p>5/7/2014 12:58:4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0:38" calcext:value-type="date">
            <text:p>5/7/2014 13:00:3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2:14" calcext:value-type="date">
            <text:p>5/7/2014 13:02:1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3:49.999999" calcext:value-type="date">
            <text:p>5/7/2014 13:03:5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6:36" calcext:value-type="date">
            <text:p>5/7/2014 13:06:3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3:08:17" calcext:value-type="date">
            <text:p>5/7/2014 13:08:1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8:55" calcext:value-type="date">
            <text:p>5/7/2014 13:08:5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Playbill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0:23" calcext:value-type="date">
            <text:p>5/7/2014 13:10:2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2:41" calcext:value-type="date">
            <text:p>5/7/2014 13:12:4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3:15:20" calcext:value-type="date">
            <text:p>5/7/2014 13:15:2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7:33" calcext:value-type="date">
            <text:p>5/7/2014 13:17:3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ldAndGrey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7:39" calcext:value-type="date">
            <text:p>5/7/2014 13:17:3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Icegl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8:41.999999" calcext:value-type="date">
            <text:p>5/7/2014 13:18:4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nt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9:49.999999" calcext:value-type="date">
            <text:p>5/7/2014 13:19:5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2:14.999999" calcext:value-type="date">
            <text:p>5/7/2014 13:22:1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2:35" calcext:value-type="date">
            <text:p>5/7/2014 13:22:3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3:16" calcext:value-type="date">
            <text:p>5/7/2014 13:23:16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3:51" calcext:value-type="date">
            <text:p>5/7/2014 13:23:5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volver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4:17" calcext:value-type="date">
            <text:p>5/7/2014 13:24:1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/>
          <table:table-cell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7:37" calcext:value-type="date">
            <text:p>5/7/2014 13:27: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1:12" calcext:value-type="date">
            <text:p>5/7/2014 13:31:1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1:33" calcext:value-type="date">
            <text:p>5/7/2014 13:31:3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1:44.999999" calcext:value-type="date">
            <text:p>5/7/2014 13:31:4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3:41" calcext:value-type="date">
            <text:p>5/7/2014 13:33:4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3:56" calcext:value-type="date">
            <text:p>5/7/2014 13:33:5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5:08" calcext:value-type="date">
            <text:p>5/7/2014 13:35:0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style-name="ce12" office:value-type="string" calcext:value-type="string">
            <text:p>Apex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SimplyBlack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13:35:28" calcext:value-type="date">
            <text:p>5/7/2014 13:35:2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7:27" calcext:value-type="date">
            <text:p>5/7/2014 13:37:2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46:16" calcext:value-type="date">
            <text:p>5/7/2014 13:46:1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50:14" calcext:value-type="date">
            <text:p>5/7/2014 13:50:1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simpliX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50:30.999999" calcext:value-type="date">
            <text:p>5/7/2014 13:50:3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03:13" calcext:value-type="date">
            <text:p>5/7/2014 14:03:1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09:03" calcext:value-type="date">
            <text:p>5/7/2014 14:09:0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12:25" calcext:value-type="date">
            <text:p>5/7/2014 14:12:2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17:19" calcext:value-type="date">
            <text:p>5/7/2014 14:17:1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dw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4:22:26" calcext:value-type="date">
            <text:p>5/7/2014 14:22: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29:47.000002" calcext:value-type="date">
            <text:p>5/7/2014 14:29:4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33:26" calcext:value-type="date">
            <text:p>5/7/2014 14:33:2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34:44" calcext:value-type="date">
            <text:p>5/7/2014 14:34:44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14:39:38" calcext:value-type="date">
            <text:p>5/7/2014 14:39:38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/Kwi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3:08" calcext:value-type="date">
            <text:p>5/7/2014 14:43:0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3:36.000004" calcext:value-type="date">
            <text:p>5/7/2014 14:43:3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4:44:30" calcext:value-type="date">
            <text:p>5/7/2014 14:44:30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5:11" calcext:value-type="date">
            <text:p>5/7/2014 14:45: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8:26" calcext:value-type="date">
            <text:p>5/7/2014 14:48:2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8:51" calcext:value-type="date">
            <text:p>5/7/2014 14:48:51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pat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55:36.000002" calcext:value-type="date">
            <text:p>5/7/2014 14:55:3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02:17" calcext:value-type="date">
            <text:p>5/7/2014 15:02:1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04:43" calcext:value-type="date">
            <text:p>5/7/2014 15:04:4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05:28" calcext:value-type="date">
            <text:p>5/7/2014 15:05:2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5:25:47" calcext:value-type="date">
            <text:p>5/7/2014 15:25:4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5:30:02" calcext:value-type="date">
            <text:p>5/7/2014 15:30:0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Parabola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32:46" calcext:value-type="date">
            <text:p>5/7/2014 15:32:4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FlatStudi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34:37" calcext:value-type="date">
            <text:p>5/7/2014 15:34:3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35:59" calcext:value-type="date">
            <text:p>5/7/2014 15:35:5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44:21" calcext:value-type="date">
            <text:p>5/7/2014 15:44:2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47:32" calcext:value-type="date">
            <text:p>5/7/2014 15:47:3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50:47" calcext:value-type="date">
            <text:p>5/7/2014 15:50:4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mbiance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51:15" calcext:value-type="date">
            <text:p>5/7/2014 15:51:15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52:08" calcext:value-type="date">
            <text:p>5/7/2014 15:52:0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Litestyle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53:46" calcext:value-type="date">
            <text:p>5/7/2014 15:53:46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5:53:58" calcext:value-type="date">
            <text:p>5/7/2014 15:53:5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02:33.999999" calcext:value-type="date">
            <text:p>5/7/2014 16:02:3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18:20" calcext:value-type="date">
            <text:p>5/7/2014 16:18:2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6:26:19" calcext:value-type="date">
            <text:p>5/7/2014 16:26:1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29:06" calcext:value-type="date">
            <text:p>5/7/2014 16:29:0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Spectrwm</text:p>
          </table:table-cell>
          <table:table-cell table:number-columns-repeated="2" office:value-type="string" calcext:value-type="string">
            <text:p>Custo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31:33.999999" calcext:value-type="date">
            <text:p>5/7/2014 16:31:3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33:02" calcext:value-type="date">
            <text:p>5/7/2014 16:33:0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learlooks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36:25" calcext:value-type="date">
            <text:p>5/7/2014 16:36:2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ese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39:42" calcext:value-type="date">
            <text:p>5/7/2014 16:39:4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Ori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41:52.999999" calcext:value-type="date">
            <text:p>5/7/2014 16:41:5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45:41" calcext:value-type="date">
            <text:p>5/7/2014 16:45: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49:44" calcext:value-type="date">
            <text:p>5/7/2014 16:49:4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58:23" calcext:value-type="date">
            <text:p>5/7/2014 16:58:2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00:59" calcext:value-type="date">
            <text:p>5/7/2014 17:00:5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05:13" calcext:value-type="date">
            <text:p>5/7/2014 17:05:13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2:29" calcext:value-type="date">
            <text:p>5/7/2014 17:12:2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3:22" calcext:value-type="date">
            <text:p>5/7/2014 17:13: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4:10" calcext:value-type="date">
            <text:p>5/7/2014 17:14:10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5:50" calcext:value-type="date">
            <text:p>5/7/2014 17:15:5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7:36.000004" calcext:value-type="date">
            <text:p>5/7/2014 17:17:3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20:31" calcext:value-type="date">
            <text:p>5/7/2014 17:20:3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28:43" calcext:value-type="date">
            <text:p>5/7/2014 17:28:4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39:50" calcext:value-type="date">
            <text:p>5/7/2014 17:39:50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FlatStudi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40:00" calcext:value-type="date">
            <text:p>5/7/2014 17:40: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Simplicity</text:p>
          </table:table-cell>
          <table:table-cell office:value-type="string" calcext:value-type="string">
            <text:p>Evolve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41:32" calcext:value-type="date">
            <text:p>5/7/2014 17:41:3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48:29" calcext:value-type="date">
            <text:p>5/7/2014 17:48:2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moothw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08:50" calcext:value-type="date">
            <text:p>5/7/2014 18:08:5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yne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12:24" calcext:value-type="date">
            <text:p>5/7/2014 18:12: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21:59" calcext:value-type="date">
            <text:p>5/7/2014 18:21:5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24:18" calcext:value-type="date">
            <text:p>5/7/2014 18:24: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35:45" calcext:value-type="date">
            <text:p>5/7/2014 18:35:4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evolver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36:03" calcext:value-type="date">
            <text:p>5/7/2014 18:36:0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44:25" calcext:value-type="date">
            <text:p>5/7/2014 18:44:2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45:02" calcext:value-type="date">
            <text:p>5/7/2014 18:45:0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50:46" calcext:value-type="date">
            <text:p>5/7/2014 18:50:4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55:00" calcext:value-type="date">
            <text:p>5/7/2014 18:55:0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15:19" calcext:value-type="date">
            <text:p>5/7/2014 19:15:19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arkStudio</text:p>
          </table:table-cell>
          <table:table-cell office:value-type="string" calcext:value-type="string">
            <text:p>ACY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18:14.999999" calcext:value-type="date">
            <text:p>5/7/2014 19:18:1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19:00" calcext:value-type="date">
            <text:p>5/7/2014 19:19:0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9:19:30.999999" calcext:value-type="date">
            <text:p>5/7/2014 19:19:3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19:54" calcext:value-type="date">
            <text:p>5/7/2014 19:19:5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9:26:24" calcext:value-type="date">
            <text:p>5/7/2014 19:26:2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30:40" calcext:value-type="date">
            <text:p>5/7/2014 19:30:40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38:06.999999" calcext:value-type="date">
            <text:p>5/7/2014 19:38:0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54:25" calcext:value-type="date">
            <text:p>5/7/2014 19:54:2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56:38" calcext:value-type="date">
            <text:p>5/7/2014 19:56:3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08:16" calcext:value-type="date">
            <text:p>5/7/2014 20:08:1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10:22" calcext:value-type="date">
            <text:p>5/7/2014 20:10:2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19:47" calcext:value-type="date">
            <text:p>5/7/2014 20:19:4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22:14" calcext:value-type="date">
            <text:p>5/7/2014 20:22:1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LFS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40:21" calcext:value-type="date">
            <text:p>5/7/2014 20:40:21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OS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40:55.000008" calcext:value-type="date">
            <text:p>5/7/2014 20:40:5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20:44:41" calcext:value-type="date">
            <text:p>5/7/2014 20:44:41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47:40" calcext:value-type="date">
            <text:p>5/7/2014 20:47:40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57:46" calcext:value-type="date">
            <text:p>5/7/2014 20:57:4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1:01:17" calcext:value-type="date">
            <text:p>5/7/2014 21:01:1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1:15:59" calcext:value-type="date">
            <text:p>5/7/2014 21:15:59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athexis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1:17:03" calcext:value-type="date">
            <text:p>5/7/2014 21:17:0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1:19:43" calcext:value-type="date">
            <text:p>5/7/2014 21:19:4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22:18:54" calcext:value-type="date">
            <text:p>5/7/2014 22:18:5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inx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2:29:38" calcext:value-type="date">
            <text:p>5/7/2014 22:29:3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2:52:06" calcext:value-type="date">
            <text:p>5/7/2014 22:52:0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2:57:30" calcext:value-type="date">
            <text:p>5/7/2014 22:57:30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Phosphene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2:58:29" calcext:value-type="date">
            <text:p>5/7/2014 22:58:2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23:01:45" calcext:value-type="date">
            <text:p>5/7/2014 23:01:4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3:30:08" calcext:value-type="date">
            <text:p>5/7/2014 23:30:0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23:46:43" calcext:value-type="date">
            <text:p>5/7/2014 23:46:4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23:48:20" calcext:value-type="date">
            <text:p>5/7/2014 23:48:2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3:49:22" calcext:value-type="date">
            <text:p>5/7/2014 23:49:2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3:56:09.000004" calcext:value-type="date">
            <text:p>5/7/2014 23:56:0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0:39:31" calcext:value-type="date">
            <text:p>5/8/2014 0:39:3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tmux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8T00:41:03" calcext:value-type="date">
            <text:p>5/8/2014 0:41:0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0:41:47" calcext:value-type="date">
            <text:p>5/8/2014 0:41:4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Paranoid Android </text:p>
          </table:table-cell>
          <table:table-cell table:style-name="ce12" office:value-type="string" calcext:value-type="string">
            <text:p>Nova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8T01:01:39" calcext:value-type="date">
            <text:p>5/8/2014 1:01:3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1:04:44" calcext:value-type="date">
            <text:p>5/8/2014 1:04:44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1:04:59" calcext:value-type="date">
            <text:p>5/8/2014 1:04:5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1:22:56" calcext:value-type="date">
            <text:p>5/8/2014 1:22:5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onkyVision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1:57:57" calcext:value-type="date">
            <text:p>5/8/2014 1:57:5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Clearlook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02:00" calcext:value-type="date">
            <text:p>5/8/2014 2:02:00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evolver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03:53" calcext:value-type="date">
            <text:p>5/8/2014 2:03:5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evolver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14:44.000004" calcext:value-type="date">
            <text:p>5/8/2014 2:14:44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Flux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17:42" calcext:value-type="date">
            <text:p>5/8/2014 2:17:42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8T02:28:55" calcext:value-type="date">
            <text:p>5/8/2014 2:28:55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38:28" calcext:value-type="date">
            <text:p>5/8/2014 2:38:2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40:15" calcext:value-type="date">
            <text:p>5/8/2014 2:40:1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53:07" calcext:value-type="date">
            <text:p>5/8/2014 2:53: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56:53" calcext:value-type="date">
            <text:p>5/8/2014 2:56:5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59:34" calcext:value-type="date">
            <text:p>5/8/2014 2:59:34</text:p>
          </table:table-cell>
          <table:table-cell office:value-type="string" calcext:value-type="string">
            <text:p>screensho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59:54" calcext:value-type="date">
            <text:p>5/8/2014 2:59:5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3:30:17" calcext:value-type="date">
            <text:p>5/8/2014 3:30:1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3:56:47.000002" calcext:value-type="date">
            <text:p>5/8/2014 3:56:4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4:18:22" calcext:value-type="date">
            <text:p>5/8/2014 4:18:2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8T04:34:04.999999" calcext:value-type="date">
            <text:p>5/8/2014 4:34:0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4:34:28" calcext:value-type="date">
            <text:p>5/8/2014 4:34:2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8T04:46:31" calcext:value-type="date">
            <text:p>5/8/2014 4:46:3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5:16:15" calcext:value-type="date">
            <text:p>5/8/2014 5:16:1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5:31:13" calcext:value-type="date">
            <text:p>5/8/2014 5:31:1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learlook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6:42:42" calcext:value-type="date">
            <text:p>5/8/2014 6:42:4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zenburn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6:43:36" calcext:value-type="date">
            <text:p>5/8/2014 6:43:3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7:20:46" calcext:value-type="date">
            <text:p>5/8/2014 7:20:4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9:25:58" calcext:value-type="date">
            <text:p>5/8/2014 9:25:5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0:48:46" calcext:value-type="date">
            <text:p>5/8/2014 10:48:46</text:p>
          </table:table-cell>
          <table:table-cell office:value-type="string" calcext:value-type="string">
            <text:p>screensho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1:13:13" calcext:value-type="date">
            <text:p>5/8/2014 11:13:1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royaltymod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1:13:27" calcext:value-type="date">
            <text:p>5/8/2014 11:13:2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tolm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1:14:51" calcext:value-type="date">
            <text:p>5/8/2014 11:14:5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2:00:28" calcext:value-type="date">
            <text:p>5/8/2014 12:00:2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2:09:53" calcext:value-type="date">
            <text:p>5/8/2014 12:09:5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2:10:18" calcext:value-type="date">
            <text:p>5/8/2014 12:10:1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2:38:28" calcext:value-type="date">
            <text:p>5/8/2014 12:38:28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3:18:49.999999" calcext:value-type="date">
            <text:p>5/8/2014 13:18:50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3:27:21" calcext:value-type="date">
            <text:p>5/8/2014 13:27:2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untoo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3:41:44.999999" calcext:value-type="date">
            <text:p>5/8/2014 13:41:4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4:07:10" calcext:value-type="date">
            <text:p>5/8/2014 14:07:10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4:37:00" calcext:value-type="date">
            <text:p>5/8/2014 14:37:00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4:51:11" calcext:value-type="date">
            <text:p>5/8/2014 14:51:1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4:55:27" calcext:value-type="date">
            <text:p>5/8/2014 14:55:2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MurrezaSilver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5:44:10" calcext:value-type="date">
            <text:p>5/8/2014 15:44:1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5:55:33" calcext:value-type="date">
            <text:p>5/8/2014 15:55:3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5:56:11" calcext:value-type="date">
            <text:p>5/8/2014 15:56:11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number-columns-repeated="2"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8T15:56:32" calcext:value-type="date">
            <text:p>5/8/2014 15:56:3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8T16:30:33" calcext:value-type="date">
            <text:p>5/8/2014 16:30:3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6:50:57.999999" calcext:value-type="date">
            <text:p>5/8/2014 16:50:5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7:15:07" calcext:value-type="date">
            <text:p>5/8/2014 17:15:0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tum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7:16:12" calcext:value-type="date">
            <text:p>5/8/2014 17:16:1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OpenBSD</text:p>
          </table:table-cell>
          <table:table-cell table:style-name="ce12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8T17:16:56" calcext:value-type="date">
            <text:p>5/8/2014 17:16:5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7:49:50" calcext:value-type="date">
            <text:p>5/8/2014 17:49:50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08:03" calcext:value-type="date">
            <text:p>5/8/2014 18:08:0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ndowMaker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39:23" calcext:value-type="date">
            <text:p>5/8/2014 18:39:2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i3statu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41:47" calcext:value-type="date">
            <text:p>5/8/2014 18:41:4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49:10" calcext:value-type="date">
            <text:p>5/8/2014 18:49: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Solarized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50:44" calcext:value-type="date">
            <text:p>5/8/2014 18:50:4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52:15" calcext:value-type="date">
            <text:p>5/8/2014 18:52: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fvwm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8T18:59:49" calcext:value-type="date">
            <text:p>5/8/2014 18:59:4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9:00:35" calcext:value-type="date">
            <text:p>5/8/2014 19:00:3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8T19:29:38.999999" calcext:value-type="date">
            <text:p>5/8/2014 19:29: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9:37:04" calcext:value-type="date">
            <text:p>5/8/2014 19:37:0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mbien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9:45:13" calcext:value-type="date">
            <text:p>5/8/2014 19:45:1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8T20:55:24" calcext:value-type="date">
            <text:p>5/8/2014 20:55: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ompiz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1:50:29" calcext:value-type="date">
            <text:p>5/8/2014 21:50:2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1:56:29" calcext:value-type="date">
            <text:p>5/8/2014 21:56:2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2:10:23" calcext:value-type="date">
            <text:p>5/8/2014 22:10:2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2:20:47" calcext:value-type="date">
            <text:p>5/8/2014 22:20:4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3:13:14" calcext:value-type="date">
            <text:p>5/8/2014 23:13:1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3:14:46" calcext:value-type="date">
            <text:p>5/8/2014 23:14:4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Humani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3:37:28" calcext:value-type="date">
            <text:p>5/8/2014 23:37:28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3:41:28" calcext:value-type="date">
            <text:p>5/8/2014 23:41:2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0:40:38" calcext:value-type="date">
            <text:p>5/9/2014 0:40:3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KD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0:42:19" calcext:value-type="date">
            <text:p>5/9/2014 0:42:19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0:52:53" calcext:value-type="date">
            <text:p>5/9/2014 0:52:5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18:12" calcext:value-type="date">
            <text:p>5/9/2014 1:18:12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32:10" calcext:value-type="date">
            <text:p>5/9/2014 1:32:1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44:41" calcext:value-type="date">
            <text:p>5/9/2014 1:44:4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Custo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56:21" calcext:value-type="date">
            <text:p>5/9/2014 1:56:2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57:24" calcext:value-type="date">
            <text:p>5/9/2014 1:57:2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2:01:56" calcext:value-type="date">
            <text:p>5/9/2014 2:01:5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3:42:46" calcext:value-type="date">
            <text:p>5/9/2014 3:42:4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9T04:38:41.999999" calcext:value-type="date">
            <text:p>5/9/2014 4:38:4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4:40:37" calcext:value-type="date">
            <text:p>5/9/2014 4:40: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9T06:37:00" calcext:value-type="date">
            <text:p>5/9/2014 6:37:0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7:38:49" calcext:value-type="date">
            <text:p>5/9/2014 7:38:4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8:35:46" calcext:value-type="date">
            <text:p>5/9/2014 8:35:4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8:36:56" calcext:value-type="date">
            <text:p>5/9/2014 8:36:5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9:01:48" calcext:value-type="date">
            <text:p>5/9/2014 9:01:4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9:02:50" calcext:value-type="date">
            <text:p>5/9/2014 9:02:5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CyanogenMod</text:p>
          </table:table-cell>
          <table:table-cell table:style-name="ce12" office:value-type="string" calcext:value-type="string">
            <text:p>Nova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9T09:03:34" calcext:value-type="date">
            <text:p>5/9/2014 9:03:3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9T10:46:48" calcext:value-type="date">
            <text:p>5/9/2014 10:46:4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office:value-type="date" office:date-value="2014-05-09T11:26:00" calcext:value-type="date">
            <text:p>5/9/2014 11:26: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TheLastAmazingGray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1:44:33" calcext:value-type="date">
            <text:p>5/9/2014 11:44: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1:59:16" calcext:value-type="date">
            <text:p>5/9/2014 11:59:1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/awesom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acy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2:24:26" calcext:value-type="date">
            <text:p>5/9/2014 12:24:2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3:48:47" calcext:value-type="date">
            <text:p>5/9/2014 13:48:4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table:style-name="ce17" office:value-type="string" calcext:value-type="string">
            <text:p>Exherbo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4:12:47" calcext:value-type="date">
            <text:p>5/9/2014 14:12:4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yne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4:23:48" calcext:value-type="date">
            <text:p>5/9/2014 14:23:48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pectrWM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4:28:45" calcext:value-type="date">
            <text:p>5/9/2014 14:28:4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4:52:02" calcext:value-type="date">
            <text:p>5/9/2014 14:52:0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6:19:22.999999" calcext:value-type="date">
            <text:p>5/9/2014 16:19:2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Next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6:32:41" calcext:value-type="date">
            <text:p>5/9/2014 16:32:4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6:37:41" calcext:value-type="date">
            <text:p>5/9/2014 16:37:4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7:27:08" calcext:value-type="date">
            <text:p>5/9/2014 17:27:0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8:47:16" calcext:value-type="date">
            <text:p>5/9/2014 18:47:16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9:15:14" calcext:value-type="date">
            <text:p>5/9/2014 19:15:1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0:03:32" calcext:value-type="date">
            <text:p>5/9/2014 20:03:3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1:16:25" calcext:value-type="date">
            <text:p>5/9/2014 21:16:2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1:22:23" calcext:value-type="date">
            <text:p>5/9/2014 21:22:2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1:32:14" calcext:value-type="date">
            <text:p>5/9/2014 21:32:1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1:56:39" calcext:value-type="date">
            <text:p>5/9/2014 21:56: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yne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2:12:33" calcext:value-type="date">
            <text:p>5/9/2014 22:12:3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3:02:52" calcext:value-type="date">
            <text:p>5/9/2014 23:02: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OpenBSD</text:p>
          </table:table-cell>
          <table:table-cell table:style-name="ce12" office:value-type="string" calcext:value-type="string">
            <text:p>fvwm2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9T23:51:45" calcext:value-type="date">
            <text:p>5/9/2014 23:51:45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tum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0:07:59" calcext:value-type="date">
            <text:p>5/10/2014 0:07:5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0:39:38" calcext:value-type="date">
            <text:p>5/10/2014 0:39:3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1:27:47" calcext:value-type="date">
            <text:p>5/10/2014 1:27:4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1:29:22" calcext:value-type="date">
            <text:p>5/10/2014 1:29:2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0T01:39:16" calcext:value-type="date">
            <text:p>5/10/2014 1:39:1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2bwm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0T02:12:06" calcext:value-type="date">
            <text:p>5/10/2014 2:12:0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3:38:23" calcext:value-type="date">
            <text:p>5/10/2014 3:38:2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5:15:47" calcext:value-type="date">
            <text:p>5/10/2014 5:15:4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fv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6:28:48" calcext:value-type="date">
            <text:p>5/10/2014 6:28:4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6:31:27" calcext:value-type="date">
            <text:p>5/10/2014 6:31:2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gwin/Win32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10T07:23:04" calcext:value-type="date">
            <text:p>5/10/2014 7:23:0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7:54:33.999999" calcext:value-type="date">
            <text:p>5/10/2014 7:54:3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8:11:00" calcext:value-type="date">
            <text:p>5/10/2014 8:11:00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8:14:37" calcext:value-type="date">
            <text:p>5/10/2014 8:14:3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PA </text:p>
          </table:table-cell>
          <table:table-cell table:style-name="ce12" office:value-type="string" calcext:value-type="string">
            <text:p>GoogleNow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0T08:29:07" calcext:value-type="date">
            <text:p>5/10/2014 8:29:0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9:19:49" calcext:value-type="date">
            <text:p>5/10/2014 9:19:4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9:34:16" calcext:value-type="date">
            <text:p>5/10/2014 9:34:1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2:24:02" calcext:value-type="date">
            <text:p>5/10/2014 12:24:0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inix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2:29:45" calcext:value-type="date">
            <text:p>5/10/2014 12:29:4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0T14:03:19" calcext:value-type="date">
            <text:p>5/10/2014 14:03:1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4:22:57" calcext:value-type="date">
            <text:p>5/10/2014 14:22:57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4:31:20" calcext:value-type="date">
            <text:p>5/10/2014 14:31:20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4:33:16" calcext:value-type="date">
            <text:p>5/10/2014 14:33:1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4:41:59" calcext:value-type="date">
            <text:p>5/10/2014 14:41:5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5:03:20" calcext:value-type="date">
            <text:p>5/10/2014 15:03:2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5:17:58" calcext:value-type="date">
            <text:p>5/10/2014 15:17:5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7:40:48" calcext:value-type="date">
            <text:p>5/10/2014 17:40:48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8:10:10" calcext:value-type="date">
            <text:p>5/10/2014 18:10:1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8:52:37" calcext:value-type="date">
            <text:p>5/10/2014 18:52: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8:55:40" calcext:value-type="date">
            <text:p>5/10/2014 18:55:40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9:37:44" calcext:value-type="date">
            <text:p>5/10/2014 19:37:4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unto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9:39:52" calcext:value-type="date">
            <text:p>5/10/2014 19:39: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9:51:10" calcext:value-type="date">
            <text:p>5/10/2014 19:51:1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0:21:32" calcext:value-type="date">
            <text:p>5/10/2014 20:21:3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CyanogenMod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DebianKit</text:p>
          </table:table-cell>
          <table:table-cell table:style-name="ce12" office:value-type="string" calcext:value-type="string">
            <text:p>Ubuntu</text:p>
          </table:table-cell>
          <table:table-cell table:style-name="ce12" office:value-type="string" calcext:value-type="string">
            <text:p>LXDE</text:p>
          </table:table-cell>
          <table:table-cell table:number-columns-repeated="2"/>
          <table:table-cell table:style-name="ce12" office:value-type="string" calcext:value-type="string">
            <text:p>Moka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0T20:32:02" calcext:value-type="date">
            <text:p>5/10/2014 20:32:02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learlook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0:41:06" calcext:value-type="date">
            <text:p>5/10/2014 20:41:0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2b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0:43:23" calcext:value-type="date">
            <text:p>5/10/2014 20:43:2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1:57:32" calcext:value-type="date">
            <text:p>5/10/2014 21:57:3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pectr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2:54:47" calcext:value-type="date">
            <text:p>5/10/2014 22:54:4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3:16:13" calcext:value-type="date">
            <text:p>5/10/2014 23:16:1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ivaFlat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3:49:59" calcext:value-type="date">
            <text:p>5/10/2014 23:49:59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3:59:02" calcext:value-type="date">
            <text:p>5/10/2014 23:59:02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phosphene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09:14" calcext:value-type="date">
            <text:p>5/11/2014 1:09:14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13:25" calcext:value-type="date">
            <text:p>5/11/2014 1:13:2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itru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21:17" calcext:value-type="date">
            <text:p>5/11/2014 1:21:1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54:25" calcext:value-type="date">
            <text:p>5/11/2014 1:54:25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quarebe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57:49.999999" calcext:value-type="date">
            <text:p>5/11/2014 1:57:50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2:36:51" calcext:value-type="date">
            <text:p>5/11/2014 2:36:5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Plasma-Nex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3:23:08" calcext:value-type="date">
            <text:p>5/11/2014 3:23:0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5:04:15" calcext:value-type="date">
            <text:p>5/11/2014 5:04:15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5:05:17" calcext:value-type="date">
            <text:p>5/11/2014 5:05:1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5:18:13" calcext:value-type="date">
            <text:p>5/11/2014 5:18:1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1T10:18:38" calcext:value-type="date">
            <text:p>5/11/2014 10:18:3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mbiance</text:p>
          </table:table-cell>
          <table:table-cell office:value-type="string" calcext:value-type="string">
            <text:p>Fed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0:25:25.999999" calcext:value-type="date">
            <text:p>5/11/2014 10:25:2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stemLoadIndicator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0:51:00" calcext:value-type="date">
            <text:p>5/11/2014 10:51:00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itr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3:06:22.999999" calcext:value-type="date">
            <text:p>5/11/2014 13:06:2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3:53:30" calcext:value-type="date">
            <text:p>5/11/2014 13:53:3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LaGaDesk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4:01:37" calcext:value-type="date">
            <text:p>5/11/2014 14:01: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4:02:36" calcext:value-type="date">
            <text:p>5/11/2014 14:02:3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6:20:03" calcext:value-type="date">
            <text:p>5/11/2014 16:20:0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6:35:49" calcext:value-type="date">
            <text:p>5/11/2014 16:35:4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mf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7:24:31" calcext:value-type="date">
            <text:p>5/11/2014 17:24:3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8:31:47" calcext:value-type="date">
            <text:p>5/11/2014 18:31:4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9:35:17" calcext:value-type="date">
            <text:p>5/11/2014 19:35:1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9:51:56" calcext:value-type="date">
            <text:p>5/11/2014 19:51:56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9:57:43" calcext:value-type="date">
            <text:p>5/11/2014 19:57:4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15:22" calcext:value-type="date">
            <text:p>5/11/2014 20:15: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DragonFlyBSD</text:p>
          </table:table-cell>
          <table:table-cell table:style-name="ce12" office:value-type="string" calcext:value-type="string">
            <text:p>XFC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1T20:17:36.000004" calcext:value-type="date">
            <text:p>5/11/2014 20:17:3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20:15" calcext:value-type="date">
            <text:p>5/11/2014 20:20:15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21:28" calcext:value-type="date">
            <text:p>5/11/2014 20:21:28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41:33" calcext:value-type="date">
            <text:p>5/11/2014 20:41:3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50:46" calcext:value-type="date">
            <text:p>5/11/2014 20:50:46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2:03:54" calcext:value-type="date">
            <text:p>5/11/2014 22:03:54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2:06:06.999999" calcext:value-type="date">
            <text:p>5/11/2014 22:06:0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nk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2:07:24" calcext:value-type="date">
            <text:p>5/11/2014 22:07:24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1T22:24:48" calcext:value-type="date">
            <text:p>5/11/2014 22:24:48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3:45:05" calcext:value-type="date">
            <text:p>5/11/2014 23:45:0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3:49:42" calcext:value-type="date">
            <text:p>5/11/2014 23:49:4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0:03:31" calcext:value-type="date">
            <text:p>5/12/2014 0:03:3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0:21:41" calcext:value-type="date">
            <text:p>5/12/2014 0:21: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0:39:22" calcext:value-type="date">
            <text:p>5/12/2014 0:39:2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1:32:24" calcext:value-type="date">
            <text:p>5/12/2014 1:32:2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2T01:46:44" calcext:value-type="date">
            <text:p>5/12/2014 1:46:4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4:06:22" calcext:value-type="date">
            <text:p>5/12/2014 4:06:2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4:08:11" calcext:value-type="date">
            <text:p>5/12/2014 4:08: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CyanogenMod</text:p>
          </table:table-cell>
          <table:table-cell table:style-name="ce12" office:value-type="string" calcext:value-type="string">
            <text:p>Trebuchet 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2T04:09:02" calcext:value-type="date">
            <text:p>5/12/2014 4:09:0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4:25:05" calcext:value-type="date">
            <text:p>5/12/2014 4:25:0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mf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5:34:55" calcext:value-type="date">
            <text:p>5/12/2014 5:34:55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8:50:31" calcext:value-type="date">
            <text:p>5/12/2014 8:50:31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9:14:11" calcext:value-type="date">
            <text:p>5/12/2014 9:14: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xiomd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1:29:46" calcext:value-type="date">
            <text:p>5/12/2014 11:29:4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3:20:32" calcext:value-type="date">
            <text:p>5/12/2014 13:20:3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2T15:20:06" calcext:value-type="date">
            <text:p>5/12/2014 15:20:0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5:21:38" calcext:value-type="date">
            <text:p>5/12/2014 15:21:3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Zukiwi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5:38:19" calcext:value-type="date">
            <text:p>5/12/2014 15:38:1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5:47:08" calcext:value-type="date">
            <text:p>5/12/2014 15:47:08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ustom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6:01:33" calcext:value-type="date">
            <text:p>5/12/2014 16:01:3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Xfce-dusk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6:48:04" calcext:value-type="date">
            <text:p>5/12/2014 16:48:04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03:27" calcext:value-type="date">
            <text:p>5/12/2014 17:03:2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31:07" calcext:value-type="date">
            <text:p>5/12/2014 17:31:0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39:42" calcext:value-type="date">
            <text:p>5/12/2014 17:39:4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44:49" calcext:value-type="date">
            <text:p>5/12/2014 17:44:49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55:35" calcext:value-type="date">
            <text:p>5/12/2014 17:55:3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8:22:55" calcext:value-type="date">
            <text:p>5/12/2014 18:22:5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ndust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DEsystemmonitor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8:25:43" calcext:value-type="date">
            <text:p>5/12/2014 18:25:4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9:01:01" calcext:value-type="date">
            <text:p>5/12/2014 19:01:0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HitsujiTM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0:55:50" calcext:value-type="date">
            <text:p>5/12/2014 20:55:5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0:58:06" calcext:value-type="date">
            <text:p>5/12/2014 20:58:0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clearlooks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1:03:48" calcext:value-type="date">
            <text:p>5/12/2014 21:03:4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SivaFlat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04:43" calcext:value-type="date">
            <text:p>5/12/2014 22:04:4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mii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09:04" calcext:value-type="date">
            <text:p>5/12/2014 22:09:04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20:50" calcext:value-type="date">
            <text:p>5/12/2014 22:20:50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24:24" calcext:value-type="date">
            <text:p>5/12/2014 22:24:2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27:52" calcext:value-type="date">
            <text:p>5/12/2014 22:27:52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31:20.999999" calcext:value-type="date">
            <text:p>5/12/2014 22:31:2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34:14.999999" calcext:value-type="date">
            <text:p>5/12/2014 22:34:1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45:42" calcext:value-type="date">
            <text:p>5/12/2014 22:45:4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57:06.999999" calcext:value-type="date">
            <text:p>5/12/2014 22:57:0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59:45" calcext:value-type="date">
            <text:p>5/12/2014 22:59:4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OpenBSD</text:p>
          </table:table-cell>
          <table:table-cell table:style-name="ce12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2T23:00:53" calcext:value-type="date">
            <text:p>5/12/2014 23:00:5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3:08:28.000008" calcext:value-type="date">
            <text:p>5/12/2014 23:08:28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0:27:13" calcext:value-type="date">
            <text:p>5/13/2014 0:27:1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0:37:06" calcext:value-type="date">
            <text:p>5/13/2014 0:37:0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2:37:19" calcext:value-type="date">
            <text:p>5/13/2014 2:37:1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simpliX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2:54:31" calcext:value-type="date">
            <text:p>5/13/2014 2:54:3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2:56:09.000004" calcext:value-type="date">
            <text:p>5/13/2014 2:56:0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3T03:39:06" calcext:value-type="date">
            <text:p>5/13/2014 3:39:0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3T04:02:04.999999" calcext:value-type="date">
            <text:p>5/13/2014 4:02:05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nyColorYouLik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4:33:58" calcext:value-type="date">
            <text:p>5/13/2014 4:33:5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5:00:02" calcext:value-type="date">
            <text:p>5/13/2014 5:00:0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5:00:06" calcext:value-type="date">
            <text:p>5/13/2014 5:00:0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5:19:24" calcext:value-type="date">
            <text:p>5/13/2014 5:19: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5:55:42" calcext:value-type="date">
            <text:p>5/13/2014 5:55:4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7:23:27" calcext:value-type="date">
            <text:p>5/13/2014 7:23:2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7:57:52" calcext:value-type="date">
            <text:p>5/13/2014 7:57: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9:46:01" calcext:value-type="date">
            <text:p>5/13/2014 9:46:01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0:51:00" calcext:value-type="date">
            <text:p>5/13/2014 10:51:00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3:55:10" calcext:value-type="date">
            <text:p>5/13/2014 13:55:1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3:57:59" calcext:value-type="date">
            <text:p>5/13/2014 13:57:5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4:12:59" calcext:value-type="date">
            <text:p>5/13/2014 14:12:5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4:44:12" calcext:value-type="date">
            <text:p>5/13/2014 14:44: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6:02:35" calcext:value-type="date">
            <text:p>5/13/2014 16:02:3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6:16:13" calcext:value-type="date">
            <text:p>5/13/2014 16:16:1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6:34:08" calcext:value-type="date">
            <text:p>5/13/2014 16:34:0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/>
          <table:table-cell office:value-type="string" calcext:value-type="string">
            <text:p>acy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6:45:24" calcext:value-type="date">
            <text:p>5/13/2014 16:45:2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Qtil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7:35:28" calcext:value-type="date">
            <text:p>5/13/2014 17:35:2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7:43:15" calcext:value-type="date">
            <text:p>5/13/2014 17:43: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0:29:14" calcext:value-type="date">
            <text:p>5/13/2014 20:29:14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tastic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2:14:05" calcext:value-type="date">
            <text:p>5/13/2014 22:14:0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2:16:13" calcext:value-type="date">
            <text:p>5/13/2014 22:16:1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mpass</text:p>
          </table:table-cell>
          <table:table-cell table:number-columns-repeated="2"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2:30:10" calcext:value-type="date">
            <text:p>5/13/2014 22:30:10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KD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3T23:03:55" calcext:value-type="date">
            <text:p>5/13/2014 23:03:5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3:31:36" calcext:value-type="date">
            <text:p>5/13/2014 23:31:3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3:51:26" calcext:value-type="date">
            <text:p>5/13/2014 23:51:2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4:56:07" calcext:value-type="date">
            <text:p>5/14/2014 4:56: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5:06:34" calcext:value-type="date">
            <text:p>5/14/2014 5:06:3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xherbo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5:35:36" calcext:value-type="date">
            <text:p>5/14/2014 5:35:3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5:56:02" calcext:value-type="date">
            <text:p>5/14/2014 5:56:0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/Pyty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8:16:39" calcext:value-type="date">
            <text:p>5/14/2014 8:16:39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Radiance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9:03:19" calcext:value-type="date">
            <text:p>5/14/2014 9:03: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Simple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9:09:22" calcext:value-type="date">
            <text:p>5/14/2014 9:09:2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ense</text:p>
          </table:table-cell>
          <table:table-cell table:number-columns-repeated="2"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4T09:22:53" calcext:value-type="date">
            <text:p>5/14/2014 9:22:5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9:48:15" calcext:value-type="date">
            <text:p>5/14/2014 9:48:1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1:03:55" calcext:value-type="date">
            <text:p>5/14/2014 11:03:5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1:18:38" calcext:value-type="date">
            <text:p>5/14/2014 11:18:38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2:28:11" calcext:value-type="date">
            <text:p>5/14/2014 12:28:1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5:12:58" calcext:value-type="date">
            <text:p>5/14/2014 15:12:5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6:42:13" calcext:value-type="date">
            <text:p>5/14/2014 16:42:1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7:06:57" calcext:value-type="date">
            <text:p>5/14/2014 17:06:5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8:01:44" calcext:value-type="date">
            <text:p>5/14/2014 18:01:4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8:34:57" calcext:value-type="date">
            <text:p>5/14/2014 18:34:5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8:50:04" calcext:value-type="date">
            <text:p>5/14/2014 18:50:0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9:46:57" calcext:value-type="date">
            <text:p>5/14/2014 19:46:57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9:48:02" calcext:value-type="date">
            <text:p>5/14/2014 19:48:0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0:32:45" calcext:value-type="date">
            <text:p>5/14/2014 20:32:4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0:33:57.000002" calcext:value-type="date">
            <text:p>5/14/2014 20:33:57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0:35:00" calcext:value-type="date">
            <text:p>5/14/2014 20:35:00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1:12:16" calcext:value-type="date">
            <text:p>5/14/2014 21:12:1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1:38:31" calcext:value-type="date">
            <text:p>5/14/2014 21:38:3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awesom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4T22:02:36.999999" calcext:value-type="date">
            <text:p>5/14/2014 22:02:3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2:04:20" calcext:value-type="date">
            <text:p>5/14/2014 22:04:2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2:06:14.999999" calcext:value-type="date">
            <text:p>5/14/2014 22:06: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4T22:07:21" calcext:value-type="date">
            <text:p>5/14/2014 22:07:2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4T22:58:07" calcext:value-type="date">
            <text:p>5/14/2014 22:58:0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0:25:18" calcext:value-type="date">
            <text:p>5/15/2014 0:25:1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1:43:48" calcext:value-type="date">
            <text:p>5/15/2014 1:43: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3:03:58" calcext:value-type="date">
            <text:p>5/15/2014 3:03:58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tok-t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3:12:44" calcext:value-type="date">
            <text:p>5/15/2014 3:12:4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4:50:17" calcext:value-type="date">
            <text:p>5/15/2014 4:50:1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OpenBSD</text:p>
          </table:table-cell>
          <table:table-cell table:style-name="ce12" office:value-type="string" calcext:value-type="string">
            <text:p>IceWM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5T05:26:13" calcext:value-type="date">
            <text:p>5/15/2014 5:26:1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style-name="ce12" office:value-type="string" calcext:value-type="string">
            <text:p>GoogleNow</text:p>
          </table:table-cell>
          <table:table-cell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5T06:00:53" calcext:value-type="date">
            <text:p>5/15/2014 6:00:5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HighContras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7:56:59" calcext:value-type="date">
            <text:p>5/15/2014 7:56:5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Tang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0:50:01" calcext:value-type="date">
            <text:p>5/15/2014 10:50:01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FlatSudio</text:p>
          </table:table-cell>
          <table:table-cell office:value-type="string" calcext:value-type="string">
            <text:p>AwOk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1:18:43" calcext:value-type="date">
            <text:p>5/15/2014 11:18:4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2:34:11" calcext:value-type="date">
            <text:p>5/15/2014 12:34:1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4:04:35" calcext:value-type="date">
            <text:p>5/15/2014 14:04:3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4:10:01.000002" calcext:value-type="date">
            <text:p>5/15/2014 14:10:0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5T16:33:15" calcext:value-type="date">
            <text:p>5/15/2014 16:33: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Kor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7:43:58" calcext:value-type="date">
            <text:p>5/15/2014 17:43:58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9:03:06" calcext:value-type="date">
            <text:p>5/15/2014 19:03:0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9:48:26" calcext:value-type="date">
            <text:p>5/15/2014 19:48:2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20:22:49" calcext:value-type="date">
            <text:p>5/15/2014 20:22:4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20:39:03" calcext:value-type="date">
            <text:p>5/15/2014 20:39:03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21:11:11" calcext:value-type="date">
            <text:p>5/15/2014 21:11: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22:11:15" calcext:value-type="date">
            <text:p>5/15/2014 22:11:1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gance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0:19:24" calcext:value-type="date">
            <text:p>5/16/2014 0:19:2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Boje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0:19:35" calcext:value-type="date">
            <text:p>5/16/2014 0:19:35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2:07:39" calcext:value-type="date">
            <text:p>5/16/2014 2:07:3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2:25:55" calcext:value-type="date">
            <text:p>5/16/2014 2:25:5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2:26:21" calcext:value-type="date">
            <text:p>5/16/2014 2:26:21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3:33:42" calcext:value-type="date">
            <text:p>5/16/2014 3:33:4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4:11:06" calcext:value-type="date">
            <text:p>5/16/2014 4:11:0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4:12:22" calcext:value-type="date">
            <text:p>5/16/2014 4:12:2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5:10:54" calcext:value-type="date">
            <text:p>5/16/2014 5:10:5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5:11:13" calcext:value-type="date">
            <text:p>5/16/2014 5:11:1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6T11:44:42" calcext:value-type="date">
            <text:p>5/16/2014 11:44:4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2:05:17" calcext:value-type="date">
            <text:p>5/16/2014 12:05:1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2:09:37" calcext:value-type="date">
            <text:p>5/16/2014 12:09:3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6T13:16:30" calcext:value-type="date">
            <text:p>5/16/2014 13:16:30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oxyg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3:36:48" calcext:value-type="date">
            <text:p>5/16/2014 13:36: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6T14:35:17" calcext:value-type="date">
            <text:p>5/16/2014 14:35:1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6:37:22.999999" calcext:value-type="date">
            <text:p>5/16/2014 16:37:2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8:12:02" calcext:value-type="date">
            <text:p>5/16/2014 18:12:0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elor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21:37:05" calcext:value-type="date">
            <text:p>5/16/2014 21:37:0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21:42:56" calcext:value-type="date">
            <text:p>5/16/2014 21:42:5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LateAfterno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22:21:12.999999" calcext:value-type="date">
            <text:p>5/16/2014 22:21:1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23:37:45" calcext:value-type="date">
            <text:p>5/16/2014 23:37:4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0:11:49" calcext:value-type="date">
            <text:p>5/17/2014 0:11:4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0:25:27" calcext:value-type="date">
            <text:p>5/17/2014 0:25:2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ustom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0:51:36" calcext:value-type="date">
            <text:p>5/17/2014 0:51:3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onster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x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0:51:49" calcext:value-type="date">
            <text:p>5/17/2014 0:51:4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DarkAsMySoul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1:51:40" calcext:value-type="date">
            <text:p>5/17/2014 1:51:4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6:04:01" calcext:value-type="date">
            <text:p>5/17/2014 6:04:0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7T06:19:51" calcext:value-type="date">
            <text:p>5/17/2014 6:19:51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7:51:24" calcext:value-type="date">
            <text:p>5/17/2014 7:51: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8:02:18" calcext:value-type="date">
            <text:p>5/17/2014 8:02: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8:14:24" calcext:value-type="date">
            <text:p>5/17/2014 8:14:2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0:55:47" calcext:value-type="date">
            <text:p>5/17/2014 10:55:4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0:58:13" calcext:value-type="date">
            <text:p>5/17/2014 10:58:13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Mint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0:58:48" calcext:value-type="date">
            <text:p>5/17/2014 10:58:48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7T10:59:49" calcext:value-type="date">
            <text:p>5/17/2014 10:59:49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17T11:00:40" calcext:value-type="date">
            <text:p>5/17/2014 11:00:40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17T13:53:38" calcext:value-type="date">
            <text:p>5/17/2014 13:53:3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4:44:22" calcext:value-type="date">
            <text:p>5/17/2014 14:44: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7T15:05:59" calcext:value-type="date">
            <text:p>5/17/2014 15:05:5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7:10:21" calcext:value-type="date">
            <text:p>5/17/2014 17:10:2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7:36:46" calcext:value-type="date">
            <text:p>5/17/2014 17:36:4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9:05:44" calcext:value-type="date">
            <text:p>5/17/2014 19:05:4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9:34:27" calcext:value-type="date">
            <text:p>5/17/2014 19:34:2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spectrwm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7T19:47:11" calcext:value-type="date">
            <text:p>5/17/2014 19:47: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1:03:18" calcext:value-type="date">
            <text:p>5/17/2014 21:03:1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1:13:16" calcext:value-type="date">
            <text:p>5/17/2014 21:13:1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12" office:value-type="string" calcext:value-type="string">
            <text:p>OpenBSD</text:p>
          </table:table-cell>
          <table:table-cell table:style-name="ce12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7T21:50:11" calcext:value-type="date">
            <text:p>5/17/2014 21:50:1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2:15:41" calcext:value-type="date">
            <text:p>5/17/2014 22:15:4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7T22:23:26" calcext:value-type="date">
            <text:p>5/17/2014 22:23:2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2:28:57.999999" calcext:value-type="date">
            <text:p>5/17/2014 22:28:5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Flamin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3:02:14" calcext:value-type="date">
            <text:p>5/17/2014 23:02:14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Ceti</text:p>
          </table:table-cell>
          <table:table-cell office:value-type="string" calcext:value-type="string">
            <text:p>LateAfternoo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01:17:02" calcext:value-type="date">
            <text:p>5/18/2014 1:17:0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unto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01:35:36" calcext:value-type="date">
            <text:p>5/18/2014 1:35:3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editerranea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02:46:44.000004" calcext:value-type="date">
            <text:p>5/18/2014 2:46:4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04:00:17" calcext:value-type="date">
            <text:p>5/18/2014 4:00:1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Lightbird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0:30:00" calcext:value-type="date">
            <text:p>5/18/2014 10:30:00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0:39:22" calcext:value-type="date">
            <text:p>5/18/2014 10:39:2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0:44:28" calcext:value-type="date">
            <text:p>5/18/2014 10:44:2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0:47:52.999999" calcext:value-type="date">
            <text:p>5/18/2014 10:47:5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Uncomplicated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3:08:14" calcext:value-type="date">
            <text:p>5/18/2014 13:08:1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4:00:03" calcext:value-type="date">
            <text:p>5/18/2014 14:00:0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4:40:47.000008" calcext:value-type="date">
            <text:p>5/18/2014 14:40:4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Harmattan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9:58:39" calcext:value-type="date">
            <text:p>5/18/2014 19:58: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Phosphene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22:14:42" calcext:value-type="date">
            <text:p>5/18/2014 22:14:4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22:46:15" calcext:value-type="date">
            <text:p>5/18/2014 22:46:1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tmux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8T22:54:32" calcext:value-type="date">
            <text:p>5/18/2014 22:54:3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0:29:39" calcext:value-type="date">
            <text:p>5/19/2014 0:29:3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1:05:49" calcext:value-type="date">
            <text:p>5/19/2014 1:05:4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1:17:11" calcext:value-type="date">
            <text:p>5/19/2014 1:17:1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3:32:03" calcext:value-type="date">
            <text:p>5/19/2014 3:32:0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3:48:04" calcext:value-type="date">
            <text:p>5/19/2014 3:48:0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4:18:49" calcext:value-type="date">
            <text:p>5/19/2014 4:18:4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9T04:21:52" calcext:value-type="date">
            <text:p>5/19/2014 4:21:5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limbean</text:p>
          </table:table-cell>
          <table:table-cell table:style-name="ce12" office:value-type="string" calcext:value-type="string">
            <text:p>Nov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LinuxDeploy</text:p>
          </table:table-cell>
          <table:table-cell table:style-name="ce12" office:value-type="string" calcext:value-type="string">
            <text:p>Ubuntu</text:p>
          </table:table-cell>
          <table:table-cell table:style-name="ce12" office:value-type="string" calcext:value-type="string">
            <text:p>none</text:p>
          </table:table-cell>
          <table:table-cell table:number-columns-repeated="2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9T04:23:00" calcext:value-type="date">
            <text:p>5/19/2014 4:23: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7:07:16" calcext:value-type="date">
            <text:p>5/19/2014 7:07:1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Plateau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8:08:36.000008" calcext:value-type="date">
            <text:p>5/19/2014 8:08:3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9:08:24" calcext:value-type="date">
            <text:p>5/19/2014 9:08:2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gan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9:09:21" calcext:value-type="date">
            <text:p>5/19/2014 9:09:2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0:54:38.999999" calcext:value-type="date">
            <text:p>5/19/2014 10:54:3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1:52:37" calcext:value-type="date">
            <text:p>5/19/2014 11:52: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Evolvered</text:p>
          </table:table-cell>
          <table:table-cell office:value-type="string" calcext:value-type="string">
            <text:p>Harmattan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2:54:17" calcext:value-type="date">
            <text:p>5/19/2014 12:54:1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3:04:29" calcext:value-type="date">
            <text:p>5/19/2014 13:04:2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4:41:52" calcext:value-type="date">
            <text:p>5/19/2014 14:41:52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4:48:52" calcext:value-type="date">
            <text:p>5/19/2014 14:48:5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9T16:22:30" calcext:value-type="date">
            <text:p>5/19/2014 16:22:3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9T16:36:15" calcext:value-type="date">
            <text:p>5/19/2014 16:36:1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6:52:58" calcext:value-type="date">
            <text:p>5/19/2014 16:52:5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7:12:57" calcext:value-type="date">
            <text:p>5/19/2014 17:12:5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owm</text:p>
          </table:table-cell>
          <table:table-cell office:value-type="string" calcext:value-type="string">
            <text:p>FlatStudi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20:12:55" calcext:value-type="date">
            <text:p>5/19/2014 20:12:5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2:13:39" calcext:value-type="date">
            <text:p>5/20/2014 2:13:3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2:14:02" calcext:value-type="date">
            <text:p>5/20/2014 2:14:0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Stock</text:p>
          </table:table-cell>
          <table:table-cell table:number-columns-repeated="2" table:style-name="ce12" office:value-type="string" calcext:value-type="string">
            <text:p>No</text:p>
          </table:table-cell>
          <table:table-cell table:number-columns-repeated="5"/>
          <table:table-cell table:style-name="ce12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20T05:39:57" calcext:value-type="date">
            <text:p>5/20/2014 5:39:5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6:06:51" calcext:value-type="date">
            <text:p>5/20/2014 6:06:5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6:29:21" calcext:value-type="date">
            <text:p>5/20/2014 6:29:2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6:46:22" calcext:value-type="date">
            <text:p>5/20/2014 6:46:2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9:34:52" calcext:value-type="date">
            <text:p>5/20/2014 9:34:5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mux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0:23:48" calcext:value-type="date">
            <text:p>5/20/2014 10:23:4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3:36:58" calcext:value-type="date">
            <text:p>5/20/2014 13:36:5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3:39:07" calcext:value-type="date">
            <text:p>5/20/2014 13:39:0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4:17:31" calcext:value-type="date">
            <text:p>5/20/2014 14:17:3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Ze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6:37:38.999999" calcext:value-type="date">
            <text:p>5/20/2014 16:37: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lubuntu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7:44:34" calcext:value-type="date">
            <text:p>5/20/2014 17:44:3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OSDar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8:40:19" calcext:value-type="date">
            <text:p>5/20/2014 18:40: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9:14:53" calcext:value-type="date">
            <text:p>5/20/2014 19:14:5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0:13:43" calcext:value-type="date">
            <text:p>5/20/2014 20:13:4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0:44:21" calcext:value-type="date">
            <text:p>5/20/2014 20:44:2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1:04:27" calcext:value-type="date">
            <text:p>5/20/2014 21:04:2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FlatStudi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1:25:16" calcext:value-type="date">
            <text:p>5/20/2014 21:25:16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2:10:42" calcext:value-type="date">
            <text:p>5/20/2014 22:10:4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tastic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01:24:09" calcext:value-type="date">
            <text:p>5/21/2014 1:24:0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21T01:54:17" calcext:value-type="date">
            <text:p>5/21/2014 1:54:1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03:08:21" calcext:value-type="date">
            <text:p>5/21/2014 3:08:2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05:39:17" calcext:value-type="date">
            <text:p>5/21/2014 5:39:1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21T05:40:07" calcext:value-type="date">
            <text:p>5/21/2014 5:40:0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21T07:08:52" calcext:value-type="date">
            <text:p>5/21/2014 7:08:5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08:37:12" calcext:value-type="date">
            <text:p>5/21/2014 8:37: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evil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0:54:09.999999" calcext:value-type="date">
            <text:p>5/21/2014 10:54:1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1:20:57" calcext:value-type="date">
            <text:p>5/21/2014 11:20:5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tha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3:13:28" calcext:value-type="date">
            <text:p>5/21/2014 13:13:2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3:18:38" calcext:value-type="date">
            <text:p>5/21/2014 13:18:3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4:57:31" calcext:value-type="date">
            <text:p>5/21/2014 14:57:3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5:24:41" calcext:value-type="date">
            <text:p>5/21/2014 15:24:4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herbstluft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6:07:06" calcext:value-type="date">
            <text:p>5/21/2014 16:07:0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6:29:55" calcext:value-type="date">
            <text:p>5/21/2014 16:29:5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mpiz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date" office:date-value="2014-05-21T16:49:00" calcext:value-type="date">
            <text:p>5/21/2014 16:49:0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SX</text:p>
          </table:table-cell>
          <table:table-cell table:style-name="Default" office:value-type="string" calcext:value-type="string">
            <text:p>Ubuntu</text:p>
          </table:table-cell>
          <table:table-cell table:style-name="Default" office:value-type="string" calcext:value-type="string">
            <text:p>Pantheon </text:p>
          </table:table-cell>
          <table:table-cell table:style-name="Default" office:value-type="string" calcext:value-type="string">
            <text:p>SivaFlat</text:p>
          </table:table-cell>
          <table:table-cell table:style-name="Default" office:value-type="string" calcext:value-type="string">
            <text:p>Numix</text:p>
          </table:table-cell>
          <table:table-cell table:style-name="Default"/>
          <table:table-cell table:style-name="Default" office:value-type="string" calcext:value-type="string">
            <text:p>alsi</text:p>
          </table:table-cell>
          <table:table-cell office:value-type="string" calcext:value-type="string">
            <text:p>Amethyst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Android</text:p>
          </table:table-cell>
          <table:table-cell table:style-name="Default" office:value-type="string" calcext:value-type="string">
            <text:p>Gentoo</text:p>
          </table:table-cell>
          <table:table-cell table:style-name="Default" office:value-type="string" calcext:value-type="string">
            <text:p>bspwm</text:p>
          </table:table-cell>
          <table:table-cell table:style-name="Default" office:value-type="string" calcext:value-type="string">
            <text:p>SivaFlat</text:p>
          </table:table-cell>
          <table:table-cell table:style-name="Default" office:value-type="string" calcext:value-type="string">
            <text:p>Tango</text:p>
          </table:table-cell>
          <table:table-cell table:style-name="Default" table:number-columns-repeated="2"/>
          <table:table-cell table:style-name="ce23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Windows</text:p>
          </table:table-cell>
          <table:table-cell table:style-name="Default" office:value-type="string" calcext:value-type="string">
            <text:p>Debian</text:p>
          </table:table-cell>
          <table:table-cell table:style-name="Default" office:value-type="string" calcext:value-type="string">
            <text:p>bspwm</text:p>
          </table:table-cell>
          <table:table-cell table:style-name="Default" office:value-type="string" calcext:value-type="string">
            <text:p>radiance</text:p>
          </table:table-cell>
          <table:table-cell table:style-name="Default" office:value-type="string" calcext:value-type="string">
            <text:p>GNOME</text:p>
          </table:table-cell>
          <table:table-cell table:style-name="Default" table:number-columns-repeated="2"/>
          <table:table-cell office:value-type="string" calcext:value-type="string">
            <text:p>bspwm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office:value-type="string" calcext:value-type="string">
            <text:p>Arch</text:p>
          </table:table-cell>
          <table:table-cell table:style-name="Default"/>
          <table:table-cell table:style-name="Default" office:value-type="string" calcext:value-type="string">
            <text:p>greybird</text:p>
          </table:table-cell>
          <table:table-cell table:style-name="Default" office:value-type="string" calcext:value-type="string">
            <text:p>HighContrast</text:p>
          </table:table-cell>
          <table:table-cell table:style-name="Default" table:number-columns-repeated="2"/>
          <table:table-cell office:value-type="string" calcext:value-type="string">
            <text:p>urxvt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office:value-type="string" calcext:value-type="string">
            <text:p>Ubuntu</text:p>
          </table:table-cell>
          <table:table-cell table:style-name="Default"/>
          <table:table-cell table:style-name="Default" office:value-type="string" calcext:value-type="string">
            <text:p>Adwaita</text:p>
          </table:table-cell>
          <table:table-cell table:style-name="Default" office:value-type="string" calcext:value-type="string">
            <text:p>Flattr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table:number-columns-repeated="2"/>
          <table:table-cell table:style-name="Default" office:value-type="string" calcext:value-type="string">
            <text:p>Custom</text:p>
          </table:table-cell>
          <table:table-cell table:style-name="Default" office:value-type="string" calcext:value-type="string">
            <text:p>awoken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SX</text:p>
          </table:table-cell>
          <table:table-cell table:style-name="Default" table:number-columns-repeated="2"/>
          <table:table-cell table:style-name="Default" office:value-type="string" calcext:value-type="string">
            <text:p>MintX</text:p>
          </table:table-cell>
          <table:table-cell table:style-name="Default" office:value-type="string" calcext:value-type="string">
            <text:p>Mok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SX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Android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</table:table>
      <table:table table:name="General" table:style-name="ta2">
        <office:forms form:automatic-focus="false" form:apply-design-mode="false"/>
        <table:table-column table:style-name="co11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1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content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%</text:p>
          </table:table-cell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O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 </text:p>
          </table:table-cell>
          <table:table-cell table:style-name="ce13" office:value-type="float" office:value="457" calcext:value-type="float">
            <text:p>457</text:p>
          </table:table-cell>
          <table:table-cell table:style-name="ce14" office:value-type="float" office:value="45.7" calcext:value-type="float">
            <text:p>45.7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gnu/linux </text:p>
          </table:table-cell>
          <table:table-cell table:style-name="ce13" office:value-type="float" office:value="872" calcext:value-type="float">
            <text:p>872</text:p>
          </table:table-cell>
          <table:table-cell table:style-name="ce14" office:value-type="float" office:value="86.0809" calcext:value-type="float">
            <text:p>86.0809</text:p>
          </table:table-cell>
          <table:table-cell/>
          <table:table-cell table:formula="of:=[.I4]*0.5" office:value-type="float" office:value="436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oth </text:p>
          </table:table-cell>
          <table:table-cell table:style-name="ce13" office:value-type="float" office:value="301" calcext:value-type="float">
            <text:p>301</text:p>
          </table:table-cell>
          <table:table-cell table:style-name="ce14" office:value-type="float" office:value="30.1" calcext:value-type="float">
            <text:p>30.1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osx </text:p>
          </table:table-cell>
          <table:table-cell table:style-name="ce13" office:value-type="float" office:value="50" calcext:value-type="float">
            <text:p>50</text:p>
          </table:table-cell>
          <table:table-cell table:style-name="ce14" office:value-type="float" office:value="4.9358" calcext:value-type="float">
            <text:p>4.9358</text:p>
          </table:table-cell>
          <table:table-cell/>
          <table:table-cell table:formula="of:=[.I5]*0.5" office:value-type="float" office:value="25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omments </text:p>
          </table:table-cell>
          <table:table-cell table:style-name="ce13" office:value-type="float" office:value="214" calcext:value-type="float">
            <text:p>214</text:p>
          </table:table-cell>
          <table:table-cell table:style-name="ce14" office:value-type="float" office:value="21.4" calcext:value-type="float">
            <text:p>21.4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windows </text:p>
          </table:table-cell>
          <table:table-cell table:style-name="ce13" office:value-type="float" office:value="47" calcext:value-type="float">
            <text:p>47</text:p>
          </table:table-cell>
          <table:table-cell table:style-name="ce14" office:value-type="float" office:value="4.6397" calcext:value-type="float">
            <text:p>4.6397</text:p>
          </table:table-cell>
          <table:table-cell/>
          <table:table-cell table:formula="of:=[.I6]*0.5" office:value-type="float" office:value="23.5" calcext:value-type="float">
            <text:p/>
          </table:table-cell>
          <table:table-cell table:formula="of:=[.L6]+[.L5]" office:value-type="float" office:value="48.5" calcext:value-type="float">
            <text:p/>
          </table:table-cell>
          <table:table-cell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creenshots </text:p>
          </table:table-cell>
          <table:table-cell table:style-name="ce13" office:value-type="float" office:value="28" calcext:value-type="float">
            <text:p>28</text:p>
          </table:table-cell>
          <table:table-cell table:style-name="ce14" office:value-type="float" office:value="2.8" calcext:value-type="float">
            <text:p>2.8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ndroid </text:p>
          </table:table-cell>
          <table:table-cell table:style-name="ce13" office:value-type="float" office:value="21" calcext:value-type="float">
            <text:p>21</text:p>
          </table:table-cell>
          <table:table-cell table:style-name="ce14" office:value-type="float" office:value="2.0731" calcext:value-type="float">
            <text:p>2.0731</text:p>
          </table:table-cell>
          <table:table-cell/>
          <table:table-cell table:formula="of:=[.I7]*0.5" office:value-type="float" office:value="10.5" calcext:value-type="float">
            <text:p/>
          </table:table-cell>
          <table:table-cell table:formula="of:=[.L7]+[.M6]" office:value-type="float" office:value="59" calcext:value-type="float">
            <text:p/>
          </table:table-cell>
          <table:table-cell/>
        </table:table-row>
        <table:table-row table:style-name="ro1">
          <table:table-cell table:number-columns-repeated="3"/>
          <table:table-cell table:formula="of:=SUM([.D4:.D7])" office:value-type="float" office:value="1000" calcext:value-type="float">
            <text:p/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sd 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.7769" calcext:value-type="float">
            <text:p>1.7769</text:p>
          </table:table-cell>
          <table:table-cell/>
          <table:table-cell table:formula="of:=[.I8]*0.5" office:value-type="float" office:value="9" calcext:value-type="float">
            <text:p/>
          </table:table-cell>
          <table:table-cell table:formula="of:=[.L8]+[.M7]" office:value-type="float" office:value="68" calcext:value-type="float">
            <text:p/>
          </table:table-cell>
          <table:table-cell/>
        </table:table-row>
        <table:table-row table:style-name="ro1">
          <table:table-cell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ios 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0.1974" calcext:value-type="float">
            <text:p>0.1974</text:p>
          </table:table-cell>
          <table:table-cell/>
          <table:table-cell table:formula="of:=[.I9]*0.5" office:value-type="float" office:value="1" calcext:value-type="float">
            <text:p/>
          </table:table-cell>
          <table:table-cell table:formula="of:=[.L9]+[.M8]" office:value-type="float" office:value="69" calcext:value-type="float">
            <text:p/>
          </table:table-cell>
          <table:table-cell/>
        </table:table-row>
        <table:table-row table:style-name="ro1">
          <table:table-cell table:number-columns-repeated="6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msdos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0987" calcext:value-type="float">
            <text:p>0.0987</text:p>
          </table:table-cell>
          <table:table-cell/>
          <table:table-cell table:formula="of:=[.I10]*0.5" office:value-type="float" office:value="0.5" calcext:value-type="float">
            <text:p/>
          </table:table-cell>
          <table:table-cell table:formula="of:=[.L10]+[.M9]" office:value-type="float" office:value="69.5" calcext:value-type="float">
            <text:p/>
          </table:table-cell>
          <table:table-cell/>
        </table:table-row>
        <table:table-row table:style-name="ro1">
          <table:table-cell table:number-columns-repeated="6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ygwin/win32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0987" calcext:value-type="float">
            <text:p>0.0987</text:p>
          </table:table-cell>
          <table:table-cell/>
          <table:table-cell table:formula="of:=[.I11]*0.5" office:value-type="float" office:value="0.5" calcext:value-type="float">
            <text:p/>
          </table:table-cell>
          <table:table-cell table:formula="of:=[.L11]+[.M10]" office:value-type="float" office:value="70" calcext:value-type="float">
            <text:p/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rating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%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aix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0987" calcext:value-type="float">
            <text:p>0.0987</text:p>
          </table:table-cell>
          <table:table-cell/>
          <table:table-cell table:formula="of:=[.I12]*0.5" office:value-type="float" office:value="0.5" calcext:value-type="float">
            <text:p/>
          </table:table-cell>
          <table:table-cell table:formula="of:=[.L12]+[.M11]" office:value-type="float" office:value="70.5" calcext:value-type="float">
            <text:p/>
          </table:table-cell>
          <table:table-cell/>
        </table:table-row>
        <table:table-row table:style-name="ro1"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74" calcext:value-type="float">
            <text:p>274</text:p>
          </table:table-cell>
          <table:table-cell table:style-name="ce14" office:value-type="float" office:value="27.4" calcext:value-type="float">
            <text:p>27.4</text:p>
          </table:table-cell>
          <table:table-cell/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Other</text:p>
          </table:table-cell>
          <table:table-cell table:style-name="ce1" table:formula="of:=SUM([.I5:.I12])" office:value-type="float" office:value="141" calcext:value-type="float">
            <text:p/>
          </table:table-cell>
          <table:table-cell table:style-name="ce1" table:formula="of:=SUM([.J5:.J12])" office:value-type="float" office:value="13.919" calcext:value-type="float">
            <text:p/>
          </table:table-cell>
          <table:table-cell/>
          <table:table-cell table:formula="of:=[.I13]*0.5" office:value-type="float" office:value="70.5" calcext:value-type="float">
            <text:p/>
          </table:table-cell>
          <table:table-cell table:formula="of:=[.L4]+[.L13]" office:value-type="float" office:value="506.5" calcext:value-type="float">
            <text:p/>
          </table:table-cell>
          <table:table-cell/>
        </table:table-row>
        <table:table-row table:style-name="ro1">
          <table:table-cell/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259" calcext:value-type="float">
            <text:p>259</text:p>
          </table:table-cell>
          <table:table-cell table:style-name="ce14" office:value-type="float" office:value="25.9" calcext:value-type="float">
            <text:p>25.9</text:p>
          </table:table-cell>
          <table:table-cell/>
          <table:table-cell table:style-name="ce1" table:number-columns-repeated="2"/>
          <table:table-cell table:style-name="ce1" table:formula="of:=SUM([.I4:.I12])" office:value-type="float" office:value="1013" calcext:value-type="float">
            <text:p/>
          </table:table-cell>
          <table:table-cell table:style-name="ce1"/>
          <table:table-cell office:value-type="string" calcext:value-type="string">
            <text:p>data os wrpmg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20" calcext:value-type="float">
            <text:p>22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4" calcext:value-type="float">
            <text:p>144</text:p>
          </table:table-cell>
          <table:table-cell table:style-name="ce14" office:value-type="float" office:value="14.4" calcext:value-type="float">
            <text:p>14.4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103" calcext:value-type="float">
            <text:p>103</text:p>
          </table:table-cell>
          <table:table-cell table:style-name="ce14" office:value-type="float" office:value="10.3" calcext:value-type="float">
            <text:p>10.3</text:p>
          </table:table-cell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KDE?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3:.D17])" office:value-type="float" office:value="1000" calcext:value-type="float">
            <text:p/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what </text:p>
          </table:table-cell>
          <table:table-cell table:style-name="ce13" office:value-type="float" office:value="32" calcext:value-type="float">
            <text:p>32</text:p>
          </table:table-cell>
          <table:table-cell table:style-name="ce14" office:value-type="float" office:value="82.0513" calcext:value-type="float">
            <text:p>82.0513</text:p>
          </table:table-cell>
          <table:table-cell table:formula="of:=[.J18]*3.6" office:value-type="float" office:value="295.3846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yes 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17.9487" calcext:value-type="float">
            <text:p>17.9487</text:p>
          </table:table-cell>
          <table:table-cell table:formula="of:=[.J19]*3.6" office:value-type="float" office:value="64.6153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3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table:style-name="ce13" office:value-type="float" office:value="50" calcext:value-type="float">
            <text:p>50</text:p>
          </table:table-cell>
          <table:table-cell table:style-name="ce16" table:formula="of:=[.K25]/SUM([.$K$25:.$K$32])" office:value-type="percentage" office:value="0.354609929078014" calcext:value-type="percentage">
            <text:p/>
          </table:table-cell>
          <table:table-cell table:formula="of:=[.L25]*400" office:value-type="float" office:value="141.843971631206" calcext:value-type="float">
            <text:p/>
          </table:table-cell>
          <table:table-cell table:formula="of:=[.M25]+[.N24]" office:value-type="float" office:value="141.843971631206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47" calcext:value-type="float">
            <text:p>47</text:p>
          </table:table-cell>
          <table:table-cell table:style-name="ce16" table:formula="of:=[.K26]/SUM([.$K$25:.$K$32])" office:value-type="percentage" office:value="0.333333333333333" calcext:value-type="percentage">
            <text:p/>
          </table:table-cell>
          <table:table-cell table:formula="of:=[.L26]*400" office:value-type="float" office:value="133.333333333333" calcext:value-type="float">
            <text:p/>
          </table:table-cell>
          <table:table-cell table:formula="of:=[.M26]+[.N25]" office:value-type="float" office:value="275.177304964539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21" calcext:value-type="float">
            <text:p>21</text:p>
          </table:table-cell>
          <table:table-cell table:style-name="ce16" table:formula="of:=[.K27]/SUM([.$K$25:.$K$32])" office:value-type="percentage" office:value="0.148936170212766" calcext:value-type="percentage">
            <text:p/>
          </table:table-cell>
          <table:table-cell table:formula="of:=[.L27]*400" office:value-type="float" office:value="59.5744680851064" calcext:value-type="float">
            <text:p/>
          </table:table-cell>
          <table:table-cell table:formula="of:=[.M27]+[.N26]" office:value-type="float" office:value="334.751773049645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18" calcext:value-type="float">
            <text:p>18</text:p>
          </table:table-cell>
          <table:table-cell table:style-name="ce16" table:formula="of:=[.K28]/SUM([.$K$25:.$K$32])" office:value-type="percentage" office:value="0.127659574468085" calcext:value-type="percentage">
            <text:p/>
          </table:table-cell>
          <table:table-cell table:formula="of:=[.L28]*400" office:value-type="float" office:value="51.063829787234" calcext:value-type="float">
            <text:p/>
          </table:table-cell>
          <table:table-cell table:formula="of:=[.M28]+[.N27]" office:value-type="float" office:value="385.815602836879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2" calcext:value-type="float">
            <text:p>2</text:p>
          </table:table-cell>
          <table:table-cell table:style-name="ce16" table:formula="of:=[.K29]/SUM([.$K$25:.$K$32])" office:value-type="percentage" office:value="0.0141843971631206" calcext:value-type="percentage">
            <text:p/>
          </table:table-cell>
          <table:table-cell table:formula="of:=[.L29]*400" office:value-type="float" office:value="5.67375886524824" calcext:value-type="float">
            <text:p/>
          </table:table-cell>
          <table:table-cell table:formula="of:=[.M29]+[.N28]" office:value-type="float" office:value="391.489361702127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1" calcext:value-type="float">
            <text:p>1</text:p>
          </table:table-cell>
          <table:table-cell table:style-name="ce16" table:formula="of:=[.K30]/SUM([.$K$25:.$K$32])" office:value-type="percentage" office:value="0.00709219858156028" calcext:value-type="percentage">
            <text:p/>
          </table:table-cell>
          <table:table-cell table:formula="of:=[.L30]*400" office:value-type="float" office:value="2.83687943262411" calcext:value-type="float">
            <text:p/>
          </table:table-cell>
          <table:table-cell table:formula="of:=[.M30]+[.N29]" office:value-type="float" office:value="394.326241134752" calcext:value-type="float">
            <text:p/>
          </table:table-cell>
        </table:table-row>
        <table:table-row table:style-name="ro1">
          <table:table-cell table:number-columns-repeated="4"/>
          <table:table-cell table:formula="of:=[.J5]+[.J8]+[.J12]" office:value-type="float" office:value="6.8114" calcext:value-type="float">
            <text:p/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style-name="ce16" table:formula="of:=[.K31]/SUM([.$K$25:.$K$32])" office:value-type="percentage" office:value="0.00709219858156028" calcext:value-type="percentage">
            <text:p/>
          </table:table-cell>
          <table:table-cell table:formula="of:=[.L31]*400" office:value-type="float" office:value="2.83687943262411" calcext:value-type="float">
            <text:p/>
          </table:table-cell>
          <table:table-cell table:formula="of:=[.M31]+[.N30]" office:value-type="float" office:value="397.163120567376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1" calcext:value-type="float">
            <text:p>1</text:p>
          </table:table-cell>
          <table:table-cell table:style-name="ce16" table:formula="of:=[.K32]/SUM([.$K$25:.$K$32])" office:value-type="percentage" office:value="0.00709219858156028" calcext:value-type="percentage">
            <text:p/>
          </table:table-cell>
          <table:table-cell table:formula="of:=[.L32]*400" office:value-type="float" office:value="2.83687943262411" calcext:value-type="float">
            <text:p/>
          </table:table-cell>
          <table:table-cell table:formula="of:=[.M32]+[.N31]" office:value-type="float" office:value="400" calcext:value-type="float">
            <text:p/>
          </table:table-cell>
        </table:table-row>
        <table:table-row table:style-name="ro1">
          <table:table-cell table:number-columns-repeated="10"/>
          <table:table-cell table:formula="of:=SUM([.K25:.K32])" office:value-type="float" office:value="141" calcext:value-type="float">
            <text:p/>
          </table:table-cell>
          <table:table-cell table:style-name="ce16" table:formula="of:=[.K33]/SUM([.$K$25:.$K$32])" office:value-type="percentage" office:value="1" calcext:value-type="percentage">
            <text:p/>
          </table:table-cell>
          <table:table-cell table:formula="of:=[.L33]*400" office:value-type="float" office:value="400" calcext:value-type="float">
            <text:p/>
          </table:table-cell>
          <table:table-cell/>
        </table:table-row>
      </table:table>
      <table:table table:name="Linux" table:style-name="ta2">
        <office:forms form:automatic-focus="false" form:apply-design-mode="false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28" table:default-cell-style-name="ce24"/>
        <table:table-column table:style-name="co37" table:default-cell-style-name="ce24"/>
        <table:table-column table:style-name="co38" table:default-cell-style-name="ce24"/>
        <table:table-column table:style-name="co25" table:default-cell-style-name="ce25"/>
        <table:table-column table:style-name="co39" table:default-cell-style-name="ce25"/>
        <table:table-column table:style-name="co28" table:default-cell-style-name="ce25"/>
        <table:table-column table:style-name="co37" table:default-cell-style-name="ce25"/>
        <table:table-column table:style-name="co38" table:default-cell-style-name="ce25"/>
        <table:table-column table:style-name="co25" table:default-cell-style-name="ce25"/>
        <table:table-column table:style-name="co39" table:default-cell-style-name="ce25"/>
        <table:table-column table:style-name="co28" table:default-cell-style-name="ce25"/>
        <table:table-column table:style-name="co37" table:default-cell-style-name="ce25"/>
        <table:table-column table:style-name="co38" table:default-cell-style-name="ce25"/>
        <table:table-column table:style-name="co25" table:default-cell-style-name="ce25"/>
        <table:table-column table:style-name="co39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25" table:default-cell-style-name="Default"/>
        <table:table-row table:style-name="ro1">
          <table:table-cell table:number-columns-repeated="11"/>
          <table:table-cell table:style-name="Default" table:number-columns-repeated="14"/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#</text:p>
          </table:table-cell>
          <table:table-cell table:style-name="ce24" office:value-type="string" calcext:value-type="string">
            <text:p>Distro</text:p>
          </table:table-cell>
          <table:table-cell table:style-name="ce24" office:value-type="string" calcext:value-type="string">
            <text:p>No.</text:p>
          </table:table-cell>
          <table:table-cell table:style-name="ce24" office:value-type="string" calcext:value-type="string">
            <text:p>%</text:p>
          </table:table-cell>
          <table:table-cell table:style-name="ce24"/>
          <table:table-cell table:style-name="ce24" office:value-type="string" calcext:value-type="string">
            <text:p>#</text:p>
          </table:table-cell>
          <table:table-cell table:style-name="ce24" office:value-type="string" calcext:value-type="string">
            <text:p>DE/WM</text:p>
          </table:table-cell>
          <table:table-cell table:style-name="ce24" office:value-type="string" calcext:value-type="string">
            <text:p>No.</text:p>
          </table:table-cell>
          <table:table-cell table:style-name="ce24" office:value-type="string" calcext:value-type="string">
            <text:p>%</text:p>
          </table:table-cell>
          <table:table-cell table:style-name="ce24"/>
          <table:table-cell office:value-type="string" calcext:value-type="string">
            <text:p>#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No.</text:p>
          </table:table-cell>
          <table:table-cell table:style-name="ce24" office:value-type="string" calcext:value-type="string">
            <text:p>%</text:p>
          </table:table-cell>
          <table:table-cell table:style-name="ce24"/>
          <table:table-cell table:style-name="ce24" office:value-type="string" calcext:value-type="string">
            <text:p>#</text:p>
          </table:table-cell>
          <table:table-cell table:style-name="ce24" office:value-type="string" calcext:value-type="string">
            <text:p>Icons</text:p>
          </table:table-cell>
          <table:table-cell table:style-name="ce24" office:value-type="string" calcext:value-type="string">
            <text:p>No.</text:p>
          </table:table-cell>
          <table:table-cell table:style-name="ce24" office:value-type="string" calcext:value-type="string">
            <text:p>%</text:p>
          </table:table-cell>
          <table:table-cell table:style-name="ce24"/>
          <table:table-cell table:style-name="ce24" office:value-type="string" calcext:value-type="string">
            <text:p>#</text:p>
          </table:table-cell>
          <table:table-cell table:style-name="ce24" office:value-type="string" calcext:value-type="string">
            <text:p>Conky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%</text:p>
          </table:table-cell>
          <table:table-cell/>
          <table:table-cell table:style-name="ce24" office:value-type="string" calcext:value-type="string">
            <text:p>#</text:p>
          </table:table-cell>
          <table:table-cell table:style-name="ce24" office:value-type="string" calcext:value-type="string">
            <text:p>Conky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%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rch </text:p>
          </table:table-cell>
          <table:table-cell table:style-name="ce24" office:value-type="float" office:value="399" calcext:value-type="float">
            <text:p>399</text:p>
          </table:table-cell>
          <table:table-cell table:style-name="ce29" table:formula="of:=[.D3]/[.$D$25]" office:value-type="percentage" office:value="0.460739030023095" calcext:value-type="percentage">
            <text:p>46.07%</text:p>
          </table:table-cell>
          <table:table-cell table:style-name="ce25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i3 </text:p>
          </table:table-cell>
          <table:table-cell table:style-name="ce24" office:value-type="float" office:value="140" calcext:value-type="float">
            <text:p>140</text:p>
          </table:table-cell>
          <table:table-cell table:style-name="ce25" office:value-type="float" office:value="16.2037" calcext:value-type="float">
            <text:p>16.2037</text:p>
          </table:table-cell>
          <table:table-cell table:style-name="ce25" table:formula="of:=[.I3]*4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float" office:value="307" calcext:value-type="float">
            <text:p>307</text:p>
          </table:table-cell>
          <table:table-cell office:value-type="float" office:value="35.4503" calcext:value-type="float">
            <text:p>35.4503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o </text:p>
          </table:table-cell>
          <table:table-cell table:style-name="ce24" office:value-type="float" office:value="331" calcext:value-type="float">
            <text:p>331</text:p>
          </table:table-cell>
          <table:table-cell office:value-type="float" office:value="38.2217" calcext:value-type="float">
            <text:p>38.2217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o </text:p>
          </table:table-cell>
          <table:table-cell table:style-name="ce24" office:value-type="float" office:value="570" calcext:value-type="float">
            <text:p>570</text:p>
          </table:table-cell>
          <table:table-cell office:value-type="float" office:value="66.2021" calcext:value-type="float">
            <text:p>66.202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o </text:p>
          </table:table-cell>
          <table:table-cell table:style-name="ce24" office:value-type="float" office:value="439" calcext:value-type="float">
            <text:p>439</text:p>
          </table:table-cell>
          <table:table-cell table:style-name="ce25" office:value-type="float" office:value="50.9872" calcext:value-type="float">
            <text:p>50.9872</text:p>
          </table:table-cell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ubuntu </text:p>
          </table:table-cell>
          <table:table-cell table:style-name="ce24" office:value-type="float" office:value="135" calcext:value-type="float">
            <text:p>135</text:p>
          </table:table-cell>
          <table:table-cell table:style-name="ce29" table:formula="of:=[.D4]/[.$D$25]" office:value-type="percentage" office:value="0.155889145496536" calcext:value-type="percentage">
            <text:p>15.59%</text:p>
          </table:table-cell>
          <table:table-cell table:style-name="ce25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spwm </text:p>
          </table:table-cell>
          <table:table-cell table:style-name="ce24" office:value-type="float" office:value="98" calcext:value-type="float">
            <text:p>98</text:p>
          </table:table-cell>
          <table:table-cell table:style-name="ce25" office:value-type="float" office:value="11.3426" calcext:value-type="float">
            <text:p>11.3426</text:p>
          </table:table-cell>
          <table:table-cell table:style-name="ce25" table:formula="of:=[.I4]*4"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ix </text:p>
          </table:table-cell>
          <table:table-cell office:value-type="float" office:value="202" calcext:value-type="float">
            <text:p>202</text:p>
          </table:table-cell>
          <table:table-cell office:value-type="float" office:value="23.3256" calcext:value-type="float">
            <text:p>23.3256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numix </text:p>
          </table:table-cell>
          <table:table-cell table:style-name="ce24" office:value-type="float" office:value="172" calcext:value-type="float">
            <text:p>172</text:p>
          </table:table-cell>
          <table:table-cell office:value-type="float" office:value="19.8614" calcext:value-type="float">
            <text:p>19.8614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ustom </text:p>
          </table:table-cell>
          <table:table-cell table:style-name="ce24" office:value-type="float" office:value="265" calcext:value-type="float">
            <text:p>265</text:p>
          </table:table-cell>
          <table:table-cell office:value-type="float" office:value="30.7782" calcext:value-type="float">
            <text:p>30.778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creenfetch </text:p>
          </table:table-cell>
          <table:table-cell table:style-name="ce24" office:value-type="float" office:value="216" calcext:value-type="float">
            <text:p>216</text:p>
          </table:table-cell>
          <table:table-cell table:style-name="ce25" office:value-type="float" office:value="25.0871" calcext:value-type="float">
            <text:p>25.0871</text:p>
          </table:table-cell>
        </table:table-row>
        <table:table-row table:style-name="ro1"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ebian </text:p>
          </table:table-cell>
          <table:table-cell table:style-name="ce24" office:value-type="float" office:value="92" calcext:value-type="float">
            <text:p>92</text:p>
          </table:table-cell>
          <table:table-cell table:style-name="ce29" table:formula="of:=[.D5]/[.$D$25]" office:value-type="percentage" office:value="0.106235565819861" calcext:value-type="percentage">
            <text:p>10.62%</text:p>
          </table:table-cell>
          <table:table-cell table:style-name="ce25"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xfce </text:p>
          </table:table-cell>
          <table:table-cell table:style-name="ce24" office:value-type="float" office:value="91" calcext:value-type="float">
            <text:p>91</text:p>
          </table:table-cell>
          <table:table-cell table:style-name="ce25" office:value-type="float" office:value="10.5324" calcext:value-type="float">
            <text:p>10.5324</text:p>
          </table:table-cell>
          <table:table-cell table:style-name="ce25" table:formula="of:=[.I5]*4"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waita </text:p>
          </table:table-cell>
          <table:table-cell office:value-type="float" office:value="64" calcext:value-type="float">
            <text:p>64</text:p>
          </table:table-cell>
          <table:table-cell office:value-type="float" office:value="7.3903" calcext:value-type="float">
            <text:p>7.3903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faenza </text:p>
          </table:table-cell>
          <table:table-cell table:style-name="ce24" office:value-type="float" office:value="112" calcext:value-type="float">
            <text:p>112</text:p>
          </table:table-cell>
          <table:table-cell office:value-type="float" office:value="12.933" calcext:value-type="float">
            <text:p>12.933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googlenow </text:p>
          </table:table-cell>
          <table:table-cell table:style-name="ce24" office:value-type="float" office:value="8" calcext:value-type="float">
            <text:p>8</text:p>
          </table:table-cell>
          <table:table-cell office:value-type="float" office:value="0.9292" calcext:value-type="float">
            <text:p>0.9292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archey </text:p>
          </table:table-cell>
          <table:table-cell table:style-name="ce24" office:value-type="float" office:value="183" calcext:value-type="float">
            <text:p>183</text:p>
          </table:table-cell>
          <table:table-cell table:style-name="ce25" office:value-type="float" office:value="21.2544" calcext:value-type="float">
            <text:p>21.2544</text:p>
          </table:table-cell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crunchbang </text:p>
          </table:table-cell>
          <table:table-cell table:style-name="ce24" office:value-type="float" office:value="56" calcext:value-type="float">
            <text:p>56</text:p>
          </table:table-cell>
          <table:table-cell table:style-name="ce29" table:formula="of:=[.D6]/[.$D$25]" office:value-type="percentage" office:value="0.0646651270207852" calcext:value-type="percentage">
            <text:p>6.47%</text:p>
          </table:table-cell>
          <table:table-cell table:style-name="ce25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openbox </text:p>
          </table:table-cell>
          <table:table-cell table:style-name="ce24" office:value-type="float" office:value="86" calcext:value-type="float">
            <text:p>86</text:p>
          </table:table-cell>
          <table:table-cell table:style-name="ce25" office:value-type="float" office:value="9.9537" calcext:value-type="float">
            <text:p>9.9537</text:p>
          </table:table-cell>
          <table:table-cell table:style-name="ce25" table:formula="of:=[.I6]*4"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bird </text:p>
          </table:table-cell>
          <table:table-cell office:value-type="float" office:value="30" calcext:value-type="float">
            <text:p>30</text:p>
          </table:table-cell>
          <table:table-cell office:value-type="float" office:value="3.4642" calcext:value-type="float">
            <text:p>3.4642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gnome </text:p>
          </table:table-cell>
          <table:table-cell table:style-name="ce24" office:value-type="float" office:value="36" calcext:value-type="float">
            <text:p>36</text:p>
          </table:table-cell>
          <table:table-cell office:value-type="float" office:value="4.157" calcext:value-type="float">
            <text:p>4.157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armattan 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.3484" calcext:value-type="float">
            <text:p>0.3484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alsi </text:p>
          </table:table-cell>
          <table:table-cell table:style-name="ce24" office:value-type="float" office:value="7" calcext:value-type="float">
            <text:p>7</text:p>
          </table:table-cell>
          <table:table-cell table:style-name="ce25" office:value-type="float" office:value="0.813" calcext:value-type="float">
            <text:p>0.813</text:p>
          </table:table-cell>
        </table:table-row>
        <table:table-row table:style-name="ro1"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fedora </text:p>
          </table:table-cell>
          <table:table-cell table:style-name="ce24" office:value-type="float" office:value="35" calcext:value-type="float">
            <text:p>35</text:p>
          </table:table-cell>
          <table:table-cell table:style-name="ce29" table:formula="of:=[.D7]/[.$D$25]" office:value-type="percentage" office:value="0.0404157043879908" calcext:value-type="percentage">
            <text:p>4.04%</text:p>
          </table:table-cell>
          <table:table-cell table:style-name="ce25"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gnome3 </text:p>
          </table:table-cell>
          <table:table-cell table:style-name="ce24" office:value-type="float" office:value="71" calcext:value-type="float">
            <text:p>71</text:p>
          </table:table-cell>
          <table:table-cell table:style-name="ce25" office:value-type="float" office:value="8.2176" calcext:value-type="float">
            <text:p>8.2176</text:p>
          </table:table-cell>
          <table:table-cell table:style-name="ce25" table:formula="of:=[.I7]*4"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stom </text:p>
          </table:table-cell>
          <table:table-cell office:value-type="float" office:value="29" calcext:value-type="float">
            <text:p>29</text:p>
          </table:table-cell>
          <table:table-cell office:value-type="float" office:value="3.3487" calcext:value-type="float">
            <text:p>3.3487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elementary </text:p>
          </table:table-cell>
          <table:table-cell table:style-name="ce24" office:value-type="float" office:value="31" calcext:value-type="float">
            <text:p>31</text:p>
          </table:table-cell>
          <table:table-cell office:value-type="float" office:value="3.5797" calcext:value-type="float">
            <text:p>3.5797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other 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.3484" calcext:value-type="float">
            <text:p>0.3484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custom </text:p>
          </table:table-cell>
          <table:table-cell table:style-name="ce24" office:value-type="float" office:value="6" calcext:value-type="float">
            <text:p>6</text:p>
          </table:table-cell>
          <table:table-cell table:style-name="ce25" office:value-type="float" office:value="0.6969" calcext:value-type="float">
            <text:p>0.6969</text:p>
          </table:table-cell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mint </text:p>
          </table:table-cell>
          <table:table-cell table:style-name="ce24" office:value-type="float" office:value="33" calcext:value-type="float">
            <text:p>33</text:p>
          </table:table-cell>
          <table:table-cell table:style-name="ce29" table:formula="of:=[.D8]/[.$D$25]" office:value-type="percentage" office:value="0.0381062355658199" calcext:value-type="percentage">
            <text:p>3.81%</text:p>
          </table:table-cell>
          <table:table-cell table:style-name="ce25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awesome </text:p>
          </table:table-cell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7.5231" calcext:value-type="float">
            <text:p>7.5231</text:p>
          </table:table-cell>
          <table:table-cell table:style-name="ce25" table:formula="of:=[.I8]*4"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mentary </text:p>
          </table:table-cell>
          <table:table-cell office:value-type="float" office:value="28" calcext:value-type="float">
            <text:p>28</text:p>
          </table:table-cell>
          <table:table-cell office:value-type="float" office:value="3.2333" calcext:value-type="float">
            <text:p>3.2333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moka </text:p>
          </table:table-cell>
          <table:table-cell table:style-name="ce24" office:value-type="float" office:value="24" calcext:value-type="float">
            <text:p>24</text:p>
          </table:table-cell>
          <table:table-cell office:value-type="float" office:value="2.7714" calcext:value-type="float">
            <text:p>2.7714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i3status 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.2323" calcext:value-type="float">
            <text:p>0.2323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inxi 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0.3484" calcext:value-type="float">
            <text:p>0.3484</text:p>
          </table:table-cell>
        </table:table-row>
        <table:table-row table:style-name="ro1"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eos </text:p>
          </table:table-cell>
          <table:table-cell table:style-name="ce24" office:value-type="float" office:value="30" calcext:value-type="float">
            <text:p>30</text:p>
          </table:table-cell>
          <table:table-cell table:style-name="ce29" table:formula="of:=[.D9]/[.$D$25]" office:value-type="percentage" office:value="0.0346420323325635" calcext:value-type="percentage">
            <text:p>3.46%</text:p>
          </table:table-cell>
          <table:table-cell table:style-name="ce25"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kde </text:p>
          </table:table-cell>
          <table:table-cell table:style-name="ce24" office:value-type="float" office:value="50" calcext:value-type="float">
            <text:p>50</text:p>
          </table:table-cell>
          <table:table-cell table:style-name="ce25" office:value-type="float" office:value="5.787" calcext:value-type="float">
            <text:p>5.787</text:p>
          </table:table-cell>
          <table:table-cell table:style-name="ce25" table:formula="of:=[.I9]*4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atstudio </text:p>
          </table:table-cell>
          <table:table-cell office:value-type="float" office:value="26" calcext:value-type="float">
            <text:p>26</text:p>
          </table:table-cell>
          <table:table-cell office:value-type="float" office:value="3.0023" calcext:value-type="float">
            <text:p>3.0023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flattr </text:p>
          </table:table-cell>
          <table:table-cell table:style-name="ce24" office:value-type="float" office:value="21" calcext:value-type="float">
            <text:p>21</text:p>
          </table:table-cell>
          <table:table-cell office:value-type="float" office:value="2.4249" calcext:value-type="float">
            <text:p>2.4249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conkyvision 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.2323" calcext:value-type="float">
            <text:p>0.2323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systemloadindicator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manjaro </text:p>
          </table:table-cell>
          <table:table-cell table:style-name="ce24" office:value-type="float" office:value="26" calcext:value-type="float">
            <text:p>26</text:p>
          </table:table-cell>
          <table:table-cell table:style-name="ce29" table:formula="of:=[.D10]/[.$D$25]" office:value-type="percentage" office:value="0.0300230946882217" calcext:value-type="percentage">
            <text:p>3.00%</text:p>
          </table:table-cell>
          <table:table-cell table:style-name="ce25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innamon </text:p>
          </table:table-cell>
          <table:table-cell table:style-name="ce24" office:value-type="float" office:value="44" calcext:value-type="float">
            <text:p>44</text:p>
          </table:table-cell>
          <table:table-cell table:style-name="ce25" office:value-type="float" office:value="5.0926" calcext:value-type="float">
            <text:p>5.0926</text:p>
          </table:table-cell>
          <table:table-cell table:style-name="ce25" table:formula="of:=[.I10]*4"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kitwo </text:p>
          </table:table-cell>
          <table:table-cell office:value-type="float" office:value="11" calcext:value-type="float">
            <text:p>11</text:p>
          </table:table-cell>
          <table:table-cell office:value-type="float" office:value="1.2702" calcext:value-type="float">
            <text:p>1.2702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elementaryxfce </text:p>
          </table:table-cell>
          <table:table-cell table:style-name="ce24" office:value-type="float" office:value="18" calcext:value-type="float">
            <text:p>18</text:p>
          </table:table-cell>
          <table:table-cell office:value-type="float" office:value="2.0785" calcext:value-type="float">
            <text:p>2.0785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goldandgrey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onky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gentoo </text:p>
          </table:table-cell>
          <table:table-cell table:style-name="ce24" office:value-type="float" office:value="20" calcext:value-type="float">
            <text:p>20</text:p>
          </table:table-cell>
          <table:table-cell table:style-name="ce29" table:formula="of:=[.D11]/[.$D$25]" office:value-type="percentage" office:value="0.023094688221709" calcext:value-type="percentage">
            <text:p>2.31%</text:p>
          </table:table-cell>
          <table:table-cell table:style-name="ce25"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unity </text:p>
          </table:table-cell>
          <table:table-cell table:style-name="ce24" office:value-type="float" office:value="43" calcext:value-type="float">
            <text:p>43</text:p>
          </table:table-cell>
          <table:table-cell table:style-name="ce25" office:value-type="float" office:value="4.9769" calcext:value-type="float">
            <text:p>4.9769</text:p>
          </table:table-cell>
          <table:table-cell table:style-name="ce25" table:formula="of:=[.I11]*4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tcurve </text:p>
          </table:table-cell>
          <table:table-cell office:value-type="float" office:value="9" calcext:value-type="float">
            <text:p>9</text:p>
          </table:table-cell>
          <table:table-cell office:value-type="float" office:value="1.0393" calcext:value-type="float">
            <text:p>1.0393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mintx </text:p>
          </table:table-cell>
          <table:table-cell table:style-name="ce24" office:value-type="float" office:value="11" calcext:value-type="float">
            <text:p>11</text:p>
          </table:table-cell>
          <table:table-cell office:value-type="float" office:value="1.2702" calcext:value-type="float">
            <text:p>1.2702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tomorrow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htop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opensuse </text:p>
          </table:table-cell>
          <table:table-cell table:style-name="ce24" office:value-type="float" office:value="10" calcext:value-type="float">
            <text:p>10</text:p>
          </table:table-cell>
          <table:table-cell table:style-name="ce29" table:formula="of:=[.D12]/[.$D$25]" office:value-type="percentage" office:value="0.0115473441108545" calcext:value-type="percentage">
            <text:p>1.15%</text:p>
          </table:table-cell>
          <table:table-cell table:style-name="ce25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dwm </text:p>
          </table:table-cell>
          <table:table-cell table:style-name="ce24" office:value-type="float" office:value="42" calcext:value-type="float">
            <text:p>42</text:p>
          </table:table-cell>
          <table:table-cell table:style-name="ce25" office:value-type="float" office:value="4.8611" calcext:value-type="float">
            <text:p>4.8611</text:p>
          </table:table-cell>
          <table:table-cell table:style-name="ce25" table:formula="of:=[.I12]*4"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xygen </text:p>
          </table:table-cell>
          <table:table-cell office:value-type="float" office:value="8" calcext:value-type="float">
            <text:p>8</text:p>
          </table:table-cell>
          <table:table-cell office:value-type="float" office:value="0.9238" calcext:value-type="float">
            <text:p>0.9238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nitrux </text:p>
          </table:table-cell>
          <table:table-cell table:style-name="ce24" office:value-type="float" office:value="11" calcext:value-type="float">
            <text:p>11</text:p>
          </table:table-cell>
          <table:table-cell office:value-type="float" office:value="1.2702" calcext:value-type="float">
            <text:p>1.2702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metro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kdesystemmonitor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slackware </text:p>
          </table:table-cell>
          <table:table-cell table:style-name="ce24" office:value-type="float" office:value="9" calcext:value-type="float">
            <text:p>9</text:p>
          </table:table-cell>
          <table:table-cell table:style-name="ce29" table:formula="of:=[.D13]/[.$D$25]" office:value-type="percentage" office:value="0.0103926096997691" calcext:value-type="percentage">
            <text:p>1.04%</text:p>
          </table:table-cell>
          <table:table-cell table:style-name="ce25"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pantheon </text:p>
          </table:table-cell>
          <table:table-cell table:style-name="ce24" office:value-type="float" office:value="27" calcext:value-type="float">
            <text:p>27</text:p>
          </table:table-cell>
          <table:table-cell table:style-name="ce25" office:value-type="float" office:value="3.125" calcext:value-type="float">
            <text:p>3.125</text:p>
          </table:table-cell>
          <table:table-cell table:style-name="ce25" table:formula="of:=[.I13]*4"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ka </text:p>
          </table:table-cell>
          <table:table-cell office:value-type="float" office:value="8" calcext:value-type="float">
            <text:p>8</text:p>
          </table:table-cell>
          <table:table-cell office:value-type="float" office:value="0.9238" calcext:value-type="float">
            <text:p>0.9238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anycoloryoulike </text:p>
          </table:table-cell>
          <table:table-cell table:style-name="ce24" office:value-type="float" office:value="10" calcext:value-type="float">
            <text:p>10</text:p>
          </table:table-cell>
          <table:table-cell office:value-type="float" office:value="1.1547" calcext:value-type="float">
            <text:p>1.1547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colors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tmux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crux </text:p>
          </table:table-cell>
          <table:table-cell table:style-name="ce24" office:value-type="float" office:value="6" calcext:value-type="float">
            <text:p>6</text:p>
          </table:table-cell>
          <table:table-cell table:style-name="ce29" table:formula="of:=[.D14]/[.$D$25]" office:value-type="percentage" office:value="0.0069284064665127" calcext:value-type="percentage">
            <text:p>0.69%</text:p>
          </table:table-cell>
          <table:table-cell table:style-name="ce25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xmonad </text:p>
          </table:table-cell>
          <table:table-cell table:style-name="ce24" office:value-type="float" office:value="27" calcext:value-type="float">
            <text:p>27</text:p>
          </table:table-cell>
          <table:table-cell table:style-name="ce25" office:value-type="float" office:value="3.125" calcext:value-type="float">
            <text:p>3.125</text:p>
          </table:table-cell>
          <table:table-cell table:style-name="ce25" table:formula="of:=[.I14]*4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rlooks </text:p>
          </table:table-cell>
          <table:table-cell office:value-type="float" office:value="7" calcext:value-type="float">
            <text:p>7</text:p>
          </table:table-cell>
          <table:table-cell office:value-type="float" office:value="0.8083" calcext:value-type="float">
            <text:p>0.8083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faience </text:p>
          </table:table-cell>
          <table:table-cell table:style-name="ce24" office:value-type="float" office:value="10" calcext:value-type="float">
            <text:p>10</text:p>
          </table:table-cell>
          <table:table-cell office:value-type="float" office:value="1.1547" calcext:value-type="float">
            <text:p>1.1547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mickeypy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gkrellm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funtoo 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D15]/[.$D$25]" office:value-type="percentage" office:value="0.0046189376443418" calcext:value-type="percentage">
            <text:p>0.46%</text:p>
          </table:table-cell>
          <table:table-cell table:style-name="ce25"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herbstluftwm </text:p>
          </table:table-cell>
          <table:table-cell table:style-name="ce24" office:value-type="float" office:value="26" calcext:value-type="float">
            <text:p>26</text:p>
          </table:table-cell>
          <table:table-cell table:style-name="ce25" office:value-type="float" office:value="3.0093" calcext:value-type="float">
            <text:p>3.0093</text:p>
          </table:table-cell>
          <table:table-cell table:style-name="ce25" table:formula="of:=[.I15]*4"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iterranean </text:p>
          </table:table-cell>
          <table:table-cell office:value-type="float" office:value="7" calcext:value-type="float">
            <text:p>7</text:p>
          </table:table-cell>
          <table:table-cell office:value-type="float" office:value="0.8083" calcext:value-type="float">
            <text:p>0.8083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oxygen </text:p>
          </table:table-cell>
          <table:table-cell table:style-name="ce24" office:value-type="float" office:value="8" calcext:value-type="float">
            <text:p>8</text:p>
          </table:table-cell>
          <table:table-cell office:value-type="float" office:value="0.9238" calcext:value-type="float">
            <text:p>0.9238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lsd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i3bar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exherbo 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D16]/[.$D$25]" office:value-type="percentage" office:value="0.0023094688221709" calcext:value-type="percentage">
            <text:p>0.23%</text:p>
          </table:table-cell>
          <table:table-cell table:style-name="ce25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2bwm </text:p>
          </table:table-cell>
          <table:table-cell table:style-name="ce24" office:value-type="float" office:value="9" calcext:value-type="float">
            <text:p>9</text:p>
          </table:table-cell>
          <table:table-cell table:style-name="ce25" office:value-type="float" office:value="1.0417" calcext:value-type="float">
            <text:p>1.0417</text:p>
          </table:table-cell>
          <table:table-cell table:style-name="ce25" table:formula="of:=[.I16]*4"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vaflat </text:p>
          </table:table-cell>
          <table:table-cell office:value-type="float" office:value="6" calcext:value-type="float">
            <text:p>6</text:p>
          </table:table-cell>
          <table:table-cell office:value-type="float" office:value="0.6928" calcext:value-type="float">
            <text:p>0.6928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awoken </text:p>
          </table:table-cell>
          <table:table-cell table:style-name="ce24" office:value-type="float" office:value="7" calcext:value-type="float">
            <text:p>7</text:p>
          </table:table-cell>
          <table:table-cell office:value-type="float" office:value="0.8083" calcext:value-type="float">
            <text:p>0.8083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crunchbang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lmde 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D17]/[.$D$25]" office:value-type="percentage" office:value="0.0023094688221709" calcext:value-type="percentage">
            <text:p>0.23%</text:p>
          </table:table-cell>
          <table:table-cell table:style-name="ce25"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mate </text:p>
          </table:table-cell>
          <table:table-cell table:style-name="ce24" office:value-type="float" office:value="7" calcext:value-type="float">
            <text:p>7</text:p>
          </table:table-cell>
          <table:table-cell table:style-name="ce25" office:value-type="float" office:value="0.8102" calcext:value-type="float">
            <text:p>0.8102</text:p>
          </table:table-cell>
          <table:table-cell table:style-name="ce25" table:formula="of:=[.I17]*4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ebird </text:p>
          </table:table-cell>
          <table:table-cell office:value-type="float" office:value="4" calcext:value-type="float">
            <text:p>4</text:p>
          </table:table-cell>
          <table:table-cell office:value-type="float" office:value="0.4619" calcext:value-type="float">
            <text:p>0.4619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tango 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gotham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bodhi 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formula="of:=[.D18]/[.$D$25]" office:value-type="percentage" office:value="0.00115473441108545" calcext:value-type="percentage">
            <text:p>0.12%</text:p>
          </table:table-cell>
          <table:table-cell table:style-name="ce25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none 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0.463" calcext:value-type="float">
            <text:p>0.463</text:p>
          </table:table-cell>
          <table:table-cell table:style-name="ce25" table:formula="of:=[.I18]*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sphene </text:p>
          </table:table-cell>
          <table:table-cell office:value-type="float" office:value="4" calcext:value-type="float">
            <text:p>4</text:p>
          </table:table-cell>
          <table:table-cell office:value-type="float" office:value="0.4619" calcext:value-type="float">
            <text:p>0.4619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crunchbangdark 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 table:number-columns-repeated="10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centos 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formula="of:=[.D19]/[.$D$25]" office:value-type="percentage" office:value="0.00115473441108545" calcext:value-type="percentage">
            <text:p>0.12%</text:p>
          </table:table-cell>
          <table:table-cell table:style-name="ce25"/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lxde 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0.463" calcext:value-type="float">
            <text:p>0.463</text:p>
          </table:table-cell>
          <table:table-cell table:style-name="ce25" table:formula="of:=[.I19]*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mg </text:p>
          </table:table-cell>
          <table:table-cell office:value-type="float" office:value="4" calcext:value-type="float">
            <text:p>4</text:p>
          </table:table-cell>
          <table:table-cell office:value-type="float" office:value="0.4619" calcext:value-type="float">
            <text:p>0.4619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evolvere 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 table:number-columns-repeated="4"/>
          <table:table-cell table:formula="of:=SUM([.Y5:.Y17])" office:value-type="float" office:value="3.0194" calcext:value-type="float">
            <text:p>3.0194</text:p>
          </table:table-cell>
          <table:table-cell table:number-columns-repeated="4"/>
          <table:table-cell table:formula="of:=SUM([.AD6:.AD15])" office:value-type="float" office:value="2.671" calcext:value-type="float">
            <text:p>2.671</text:p>
          </table:table-cell>
        </table:table-row>
        <table:table-row table:style-name="ro1">
          <table:table-cell/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nixos 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formula="of:=[.D20]/[.$D$25]" office:value-type="percentage" office:value="0.00115473441108545" calcext:value-type="percentage">
            <text:p>0.12%</text:p>
          </table:table-cell>
          <table:table-cell table:style-name="ce25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spectrwm 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0.463" calcext:value-type="float">
            <text:p>0.463</text:p>
          </table:table-cell>
          <table:table-cell table:style-name="ce25" table:formula="of:=[.I20]*4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yne </text:p>
          </table:table-cell>
          <table:table-cell office:value-type="float" office:value="4" calcext:value-type="float">
            <text:p>4</text:p>
          </table:table-cell>
          <table:table-cell office:value-type="float" office:value="0.4619" calcext:value-type="float">
            <text:p>0.4619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acyl 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 table:number-columns-repeated="10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korora 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formula="of:=[.D21]/[.$D$25]" office:value-type="percentage" office:value="0.00115473441108545" calcext:value-type="percentage">
            <text:p>0.12%</text:p>
          </table:table-cell>
          <table:table-cell table:style-name="ce25"/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wmfs 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0.3472" calcext:value-type="float">
            <text:p>0.3472</text:p>
          </table:table-cell>
          <table:table-cell table:style-name="ce25" table:formula="of:=[.I21]*4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ion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humanity 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 table:number-columns-repeated="10"/>
        </table:table-row>
        <table:table-row table:style-name="ro1">
          <table:table-cell/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parabola 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formula="of:=[.D22]/[.$D$25]" office:value-type="percentage" office:value="0.00115473441108545" calcext:value-type="percentage">
            <text:p>0.12%</text:p>
          </table:table-cell>
          <table:table-cell table:style-name="ce25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mpiz 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0.2315" calcext:value-type="float">
            <text:p>0.2315</text:p>
          </table:table-cell>
          <table:table-cell table:style-name="ce25" table:formula="of:=[.I22]*4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t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ustom 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 table:number-columns-repeated="10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chakra 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formula="of:=[.D23]/[.$D$25]" office:value-type="percentage" office:value="0.00115473441108545" calcext:value-type="percentage">
            <text:p>0.12%</text:p>
          </table:table-cell>
          <table:table-cell table:style-name="ce25"/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evilwm 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0.2315" calcext:value-type="float">
            <text:p>0.2315</text:p>
          </table:table-cell>
          <table:table-cell table:style-name="ce25" table:formula="of:=[.I23]*4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biance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lateafternoon 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 table:number-columns-repeated="10"/>
        </table:table-row>
        <table:table-row table:style-name="ro1">
          <table:table-cell/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lfs 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formula="of:=[.D24]/[.$D$25]" office:value-type="percentage" office:value="0.00115473441108545" calcext:value-type="percentage">
            <text:p>0.12%</text:p>
          </table:table-cell>
          <table:table-cell table:style-name="ce25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subtle 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0.2315" calcext:value-type="float">
            <text:p>0.2315</text:p>
          </table:table-cell>
          <table:table-cell table:style-name="ce25" table:formula="of:=[.I24]*4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je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mist 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3:.D24])" office:value-type="float" office:value="866" calcext:value-type="float">
            <text:p>866</text:p>
          </table:table-cell>
          <table:table-cell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stumpwm 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0.2315" calcext:value-type="float">
            <text:p>0.2315</text:p>
          </table:table-cell>
          <table:table-cell table:style-name="ce25"/>
          <table:table-cell office:value-type="float" office:value="23" calcext:value-type="float">
            <text:p>23</text:p>
          </table:table-cell>
          <table:table-cell office:value-type="string" calcext:value-type="string">
            <text:p>nitrux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pacifica 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notionwm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24" calcext:value-type="float">
            <text:p>24</text:p>
          </table:table-cell>
          <table:table-cell office:value-type="string" calcext:value-type="string">
            <text:p>nox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circle 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table:formula="of:=SUM([.D12:.D24])" office:value-type="float" office:value="40" calcext:value-type="float">
            <text:p>40</text:p>
          </table:table-cell>
          <table:table-cell table:style-name="ce27" table:formula="of:=SUM([.E12:.E24])" office:value-type="percentage" office:value="0.046189376443418" calcext:value-type="percentage">
            <text:p>4.62%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wmii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25" calcext:value-type="float">
            <text:p>25</text:p>
          </table:table-cell>
          <table:table-cell office:value-type="string" calcext:value-type="string">
            <text:p>iris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highcontrast 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monsterwm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26" calcext:value-type="float">
            <text:p>26</text:p>
          </table:table-cell>
          <table:table-cell office:value-type="string" calcext:value-type="string">
            <text:p>uncomplicated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compass 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windowmaker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27" calcext:value-type="float">
            <text:p>27</text:p>
          </table:table-cell>
          <table:table-cell office:value-type="string" calcext:value-type="string">
            <text:p>delorean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tok 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unknown </text:p>
          </table:table-cell>
          <table:table-cell table:style-name="ce28" office:value-type="float" office:value="6" calcext:value-type="float">
            <text:p>6</text:p>
          </table:table-cell>
          <table:table-cell table:style-name="ce30" office:value-type="float" office:value="0.6881" calcext:value-type="float">
            <text:p>0.6881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qtile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28" calcext:value-type="float">
            <text:p>28</text:p>
          </table:table-cell>
          <table:table-cell office:value-type="string" calcext:value-type="string">
            <text:p>aurora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flamini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enlightenment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29" calcext:value-type="float">
            <text:p>29</text:p>
          </table:table-cell>
          <table:table-cell office:value-type="string" calcext:value-type="string">
            <text:p>radiance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compas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30" calcext:value-type="float">
            <text:p>30</text:p>
          </table:table-cell>
          <table:table-cell table:style-name="ce31" office:value-type="string" calcext:value-type="string">
            <text:p>xfce/xmonad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0" calcext:value-type="float">
            <text:p>30</text:p>
          </table:table-cell>
          <table:table-cell office:value-type="string" calcext:value-type="string">
            <text:p>mintx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thecircle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7">
          <table:table-cell table:number-columns-repeated="6"/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xfce4/awesome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1" calcext:value-type="float">
            <text:p>31</text:p>
          </table:table-cell>
          <table:table-cell office:value-type="string" calcext:value-type="string">
            <text:p>orchis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evolvered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fvwm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2" calcext:value-type="float">
            <text:p>32</text:p>
          </table:table-cell>
          <table:table-cell office:value-type="string" calcext:value-type="string">
            <text:p>simplix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osdark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fluxbox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3" calcext:value-type="float">
            <text:p>33</text:p>
          </table:table-cell>
          <table:table-cell office:value-type="string" calcext:value-type="string">
            <text:p>atolm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clarity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xfce/openbox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4" calcext:value-type="float">
            <text:p>34</text:p>
          </table:table-cell>
          <table:table-cell office:value-type="string" calcext:value-type="string">
            <text:p>raleigh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fedora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howm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5" calcext:value-type="float">
            <text:p>35</text:p>
          </table:table-cell>
          <table:table-cell office:value-type="string" calcext:value-type="string">
            <text:p>flattastic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moblin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xfce/w9wm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6" calcext:value-type="float">
            <text:p>36</text:p>
          </table:table-cell>
          <table:table-cell office:value-type="string" calcext:value-type="string">
            <text:p>waldorf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cheeser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openbox/pytyle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7" calcext:value-type="float">
            <text:p>37</text:p>
          </table:table-cell>
          <table:table-cell office:value-type="string" calcext:value-type="string">
            <text:p>elegance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lubuntu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xfce/kwin 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1157" calcext:value-type="float">
            <text:p>0.1157</text:p>
          </table:table-cell>
          <table:table-cell table:style-name="ce25"/>
          <table:table-cell office:value-type="float" office:value="38" calcext:value-type="float">
            <text:p>38</text:p>
          </table:table-cell>
          <table:table-cell office:value-type="string" calcext:value-type="string">
            <text:p>albatross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buuf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SUM([.I3:.I40])" office:value-type="float" office:value="864" calcext:value-type="float">
            <text:p>86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zen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area043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dorian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treepata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other</text:p>
          </table:table-cell>
          <table:table-cell table:formula="of:=SUM([.I22:.I40])" office:value-type="float" office:value="23" calcext:value-type="float">
            <text:p>23</text:p>
          </table:table-cell>
          <table:table-cell table:formula="of:=SUM([.J22:.J40])" office:value-type="float" office:value="2.6615" calcext:value-type="float">
            <text:p>2.6615</text:p>
          </table:table-cell>
          <table:table-cell table:formula="of:=[.I43]*4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lech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iceglass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8">
          <table:table-cell table:number-columns-repeated="11"/>
          <table:table-cell office:value-type="float" office:value="42" calcext:value-type="float">
            <text:p>42</text:p>
          </table:table-cell>
          <table:table-cell office:value-type="string" calcext:value-type="string">
            <text:p>solarize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thelastamazinggrays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string" calcext:value-type="string">
            <text:p>variet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cld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string" calcext:value-type="string">
            <text:p>murrezasilve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flatstudio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string" calcext:value-type="string">
            <text:p>handmad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gnomebrave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string" calcext:value-type="string">
            <text:p>ceti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smokikon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string" calcext:value-type="string">
            <text:p>neuve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candy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string" calcext:value-type="string">
            <text:p>plateau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squarebeam 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string" calcext:value-type="string">
            <text:p>cupertino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string" calcext:value-type="string">
            <text:p>lagadesk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4"/>
          <table:table-cell table:formula="of:=SUM([.T12:.T50])" office:value-type="float" office:value="12.7024" calcext:value-type="float">
            <text:p>12.7024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string" calcext:value-type="string">
            <text:p>redmon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string" calcext:value-type="string">
            <text:p>royaltymo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string" calcext:value-type="string">
            <text:p>mir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string" calcext:value-type="string">
            <text:p>ambienc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string" calcext:value-type="string">
            <text:p>playbill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string" calcext:value-type="string">
            <text:p>cathexis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string" calcext:value-type="string">
            <text:p>simplicit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string" calcext:value-type="string">
            <text:p>ninix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string" calcext:value-type="string">
            <text:p>numixosx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0" calcext:value-type="float">
            <text:p>60</text:p>
          </table:table-cell>
          <table:table-cell office:value-type="string" calcext:value-type="string">
            <text:p>victor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1" calcext:value-type="float">
            <text:p>61</text:p>
          </table:table-cell>
          <table:table-cell office:value-type="string" calcext:value-type="string">
            <text:p>evolver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2" calcext:value-type="float">
            <text:p>62</text:p>
          </table:table-cell>
          <table:table-cell office:value-type="string" calcext:value-type="string">
            <text:p>flatsudio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office:value-type="string" calcext:value-type="string">
            <text:p>simplex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office:value-type="string" calcext:value-type="string">
            <text:p>numixsolarize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office:value-type="string" calcext:value-type="string">
            <text:p>next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6" calcext:value-type="float">
            <text:p>66</text:p>
          </table:table-cell>
          <table:table-cell office:value-type="string" calcext:value-type="string">
            <text:p>adwaitaxre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office:value-type="string" calcext:value-type="string">
            <text:p>nova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office:value-type="string" calcext:value-type="string">
            <text:p>dark_sta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office:value-type="string" calcext:value-type="string">
            <text:p>zenburn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office:value-type="string" calcext:value-type="string">
            <text:p>shellshap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1" calcext:value-type="float">
            <text:p>71</text:p>
          </table:table-cell>
          <table:table-cell office:value-type="string" calcext:value-type="string">
            <text:p>stark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office:value-type="string" calcext:value-type="string">
            <text:p>aci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office:value-type="string" calcext:value-type="string">
            <text:p>archsimpl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4" calcext:value-type="float">
            <text:p>74</text:p>
          </table:table-cell>
          <table:table-cell office:value-type="string" calcext:value-type="string">
            <text:p>darkstudio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8">
          <table:table-cell table:number-columns-repeated="11"/>
          <table:table-cell office:value-type="float" office:value="75" calcext:value-type="float">
            <text:p>75</text:p>
          </table:table-cell>
          <table:table-cell office:value-type="string" calcext:value-type="string">
            <text:p>equinoxevolution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6" calcext:value-type="float">
            <text:p>76</text:p>
          </table:table-cell>
          <table:table-cell office:value-type="string" calcext:value-type="string">
            <text:p>crunch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7" calcext:value-type="float">
            <text:p>77</text:p>
          </table:table-cell>
          <table:table-cell office:value-type="string" calcext:value-type="string">
            <text:p>hitsujitmo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8" calcext:value-type="float">
            <text:p>78</text:p>
          </table:table-cell>
          <table:table-cell office:value-type="string" calcext:value-type="string">
            <text:p>zoncolo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9" calcext:value-type="float">
            <text:p>79</text:p>
          </table:table-cell>
          <table:table-cell office:value-type="string" calcext:value-type="string">
            <text:p>litestyl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string" calcext:value-type="string">
            <text:p>highcontrast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  <table:table-cell office:value-type="string" calcext:value-type="string">
            <text:p>blubuntu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2" calcext:value-type="float">
            <text:p>82</text:p>
          </table:table-cell>
          <table:table-cell office:value-type="string" calcext:value-type="string">
            <text:p>plasma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3" calcext:value-type="float">
            <text:p>83</text:p>
          </table:table-cell>
          <table:table-cell office:value-type="string" calcext:value-type="string">
            <text:p>hex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4" calcext:value-type="float">
            <text:p>84</text:p>
          </table:table-cell>
          <table:table-cell office:value-type="string" calcext:value-type="string">
            <text:p>axiom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string" calcext:value-type="string">
            <text:p>dusk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6" calcext:value-type="float">
            <text:p>86</text:p>
          </table:table-cell>
          <table:table-cell office:value-type="string" calcext:value-type="string">
            <text:p>pink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office:value-type="string" calcext:value-type="string">
            <text:p>kupofinal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office:value-type="string" calcext:value-type="string">
            <text:p>kdenext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9" calcext:value-type="float">
            <text:p>89</text:p>
          </table:table-cell>
          <table:table-cell office:value-type="string" calcext:value-type="string">
            <text:p>royalt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string" calcext:value-type="string">
            <text:p>darkasmysoul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1" calcext:value-type="float">
            <text:p>91</text:p>
          </table:table-cell>
          <table:table-cell office:value-type="string" calcext:value-type="string">
            <text:p>shearwate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2" calcext:value-type="float">
            <text:p>92</text:p>
          </table:table-cell>
          <table:table-cell office:value-type="string" calcext:value-type="string">
            <text:p>ecru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office:value-type="string" calcext:value-type="string">
            <text:p>slatevill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4" calcext:value-type="float">
            <text:p>94</text:p>
          </table:table-cell>
          <table:table-cell office:value-type="string" calcext:value-type="string">
            <text:p>smoothwall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office:value-type="string" calcext:value-type="string">
            <text:p>xfc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6" calcext:value-type="float">
            <text:p>96</text:p>
          </table:table-cell>
          <table:table-cell office:value-type="string" calcext:value-type="string">
            <text:p>zukiwi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7" calcext:value-type="float">
            <text:p>97</text:p>
          </table:table-cell>
          <table:table-cell office:value-type="string" calcext:value-type="string">
            <text:p>industrial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8" calcext:value-type="float">
            <text:p>98</text:p>
          </table:table-cell>
          <table:table-cell office:value-type="string" calcext:value-type="string">
            <text:p>lightbir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 table:number-rows-repeated="2">
          <table:table-cell table:number-columns-repeated="11"/>
          <table:table-cell table:style-name="Default" table:number-columns-repeated="14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44:.O100])" office:value-type="float" office:value="6.5835" calcext:value-type="float">
            <text:p>6.5835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27:.O100])" office:value-type="float" office:value="10.3934" calcext:value-type="float">
            <text:p>10.3934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21:.O100])" office:value-type="float" office:value="12.4718" calcext:value-type="float">
            <text:p>12.4718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17:.O100])" office:value-type="float" office:value="14.3194" calcext:value-type="float">
            <text:p>14.3194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12:.O100])" office:value-type="float" office:value="18.4764" calcext:value-type="float">
            <text:p>18.4764</text:p>
          </table:table-cell>
          <table:table-cell table:style-name="Default" table:number-columns-repeated="10"/>
          <table:table-cell table:number-columns-repeated="5"/>
        </table:table-row>
      </table:table>
      <table:table table:name="OSX" table:style-name="ta2">
        <table:table-column table:style-name="co11" table:default-cell-style-name="Default"/>
        <table:table-column table:style-name="co23" table:default-cell-style-name="ce13"/>
        <table:table-column table:style-name="co11" table:default-cell-style-name="ce13"/>
        <table:table-column table:style-name="co28" table:default-cell-style-name="ce13"/>
        <table:table-column table:style-name="co25" table:default-cell-style-name="ce14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 </text:p>
          </table:table-cell>
          <table:table-cell office:value-type="float" office:value="23" calcext:value-type="float">
            <text:p>23</text:p>
          </table:table-cell>
          <table:table-cell office:value-type="float" office:value="45.098" calcext:value-type="float">
            <text:p>45.0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term </text:p>
          </table:table-cell>
          <table:table-cell office:value-type="float" office:value="19" calcext:value-type="float">
            <text:p>19</text:p>
          </table:table-cell>
          <table:table-cell office:value-type="float" office:value="37.2549" calcext:value-type="float">
            <text:p>37.25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ux </text:p>
          </table:table-cell>
          <table:table-cell office:value-type="float" office:value="4" calcext:value-type="float">
            <text:p>4</text:p>
          </table:table-cell>
          <table:table-cell office:value-type="float" office:value="7.8431" calcext:value-type="float">
            <text:p>7.84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spwm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rxvt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wm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methyst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xquartz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</table:table>
      <table:table table:name="Android" table:style-name="ta2">
        <table:table-column table:style-name="co11" table:default-cell-style-name="Default"/>
        <table:table-column table:style-name="co23" table:default-cell-style-name="ce13"/>
        <table:table-column table:style-name="co33" table:default-cell-style-name="ce13"/>
        <table:table-column table:style-name="co11" table:default-cell-style-name="ce13"/>
        <table:table-column table:style-name="co11" table:default-cell-style-name="ce14"/>
        <table:table-column table:style-name="co11" table:number-columns-repeated="5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flavour</text:p>
          </table:table-cell>
          <table:table-cell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flavour</text:p>
          </table:table-cell>
          <table:table-cell table:style-name="ce13"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 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 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36.8421" calcext:value-type="float">
            <text:p>36.84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yanogenmod 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ova 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21.0526" calcext:value-type="float">
            <text:p>21.05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googlenow 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15.7895" calcext:value-type="float">
            <text:p>15.78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nse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trebuchet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droi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uzz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limbean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launcherpro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ranoi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apex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holo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Linux?</text:p>
          </table:table-cell>
          <table:table-cell table:style-name="Default" table:number-columns-repeated="2"/>
          <table:table-cell/>
          <table:table-cell office:value-type="string" calcext:value-type="string">
            <text:p>how?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float" office:value="16" calcext:value-type="float">
            <text:p>16</text:p>
          </table:table-cell>
          <table:table-cell office:value-type="float" office:value="84.2105" calcext:value-type="float">
            <text:p>84.210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uxdeploy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3.3333" calcext:value-type="float">
            <text:p>33.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 </text:p>
          </table:table-cell>
          <table:table-cell office:value-type="float" office:value="3" calcext:value-type="float">
            <text:p>3</text:p>
          </table:table-cell>
          <table:table-cell office:value-type="float" office:value="15.7895" calcext:value-type="float">
            <text:p>15.7895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a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3.3333" calcext:value-type="float">
            <text:p>33.3333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debiankit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3.3333" calcext:value-type="float">
            <text:p>33.3333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" calcext:value-type="float">
            <text:p>2</text:p>
          </table:table-cell>
          <table:table-cell office:value-type="float" office:value="66.6667" calcext:value-type="float">
            <text:p>66.6667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xde 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66.6667" calcext:value-type="float">
            <text:p>66.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bian </text:p>
          </table:table-cell>
          <table:table-cell office:value-type="float" office:value="1" calcext:value-type="float">
            <text:p>1</text:p>
          </table:table-cell>
          <table:table-cell office:value-type="float" office:value="33.3333" calcext:value-type="float">
            <text:p>33.3333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one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3.3333" calcext:value-type="float">
            <text:p>33.3333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float" office:value="13" calcext:value-type="float">
            <text:p>13</text:p>
          </table:table-cell>
          <table:table-cell office:value-type="float" office:value="72.2222" calcext:value-type="float">
            <text:p>72.2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rena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ka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oidicon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mplyblack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x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</table:table>
      <table:table table:name="BSD" table:style-name="ta2">
        <table:table-column table:style-name="co11" table:default-cell-style-name="Default"/>
        <table:table-column table:style-name="co11" table:number-columns-repeated="3" table:default-cell-style-name="ce13"/>
        <table:table-column table:style-name="co11" table:default-cell-style-name="ce1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BSD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ebsd </text:p>
          </table:table-cell>
          <table:table-cell office:value-type="float" office:value="10" calcext:value-type="float">
            <text:p>10</text:p>
          </table:table-cell>
          <table:table-cell office:value-type="float" office:value="55.5556" calcext:value-type="float">
            <text:p>55.55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nbsd </text:p>
          </table:table-cell>
          <table:table-cell office:value-type="float" office:value="6" calcext:value-type="float">
            <text:p>6</text:p>
          </table:table-cell>
          <table:table-cell office:value-type="float" office:value="33.3333" calcext:value-type="float">
            <text:p>33.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agonflybsd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tbsd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ne </text:p>
          </table:table-cell>
          <table:table-cell office:value-type="float" office:value="6" calcext:value-type="float">
            <text:p>6</text:p>
          </table:table-cell>
          <table:table-cell office:value-type="float" office:value="35.2941" calcext:value-type="float">
            <text:p>35.29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esome </text:p>
          </table:table-cell>
          <table:table-cell office:value-type="float" office:value="2" calcext:value-type="float">
            <text:p>2</text:p>
          </table:table-cell>
          <table:table-cell office:value-type="float" office:value="11.7647" calcext:value-type="float">
            <text:p>11.76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fce </text:p>
          </table:table-cell>
          <table:table-cell office:value-type="float" office:value="2" calcext:value-type="float">
            <text:p>2</text:p>
          </table:table-cell>
          <table:table-cell office:value-type="float" office:value="11.7647" calcext:value-type="float">
            <text:p>11.76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vwm2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cewm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vwm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luxbox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de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bwm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pectrwm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</table:table>
      <table:table table:name="Sheet7" table:style-name="ta2">
        <table:table-column table:style-name="co11" table:number-columns-repeated="2" table:default-cell-style-name="ce21"/>
        <table:table-row table:style-name="ro5">
          <table:table-cell table:number-columns-repeated="2" table:style-name="ce13" office:value-type="string" calcext:value-type="string">
            <text:p>What desktop enviroment do you use?</text:p>
          </table:table-cell>
        </table:table-row>
        <table:table-row table:style-name="ro1" table:number-rows-repeated="109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awesome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fluxbox</text:p>
          </table:table-cell>
        </table:table-row>
        <table:table-row table:style-name="ro1" table:number-rows-repeated="101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XFCE</text:p>
          </table:table-cell>
        </table:table-row>
        <table:table-row table:style-name="ro1" table:number-rows-repeated="144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225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fvwm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50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fvwm2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2bwm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47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XFCE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KDE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awesome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IceWM</text:p>
          </table:table-cell>
        </table:table-row>
        <table:table-row table:style-name="ro1" table:number-rows-repeated="59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spectrw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107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percentage-style style:name="N126">
      <number:number number:decimal-places="3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12:38:15.415399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2:59:03.717329955</dc:date>
    <meta:editing-duration>PT10H12M23S</meta:editing-duration>
    <meta:editing-cycles>14</meta:editing-cycles>
    <meta:generator>LibreOffice/4.4.2.2$Linux_X86_64 LibreOffice_project/40m0$Build-2</meta:generator>
    <meta:document-statistic meta:table-count="7" meta:cell-count="108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8.997cm" xlink:href=".." xlink:type="simple" chart:class="chart:circle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